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7"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2"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in" fo:margin-right="0in" fo:text-align="justify" style:justify-single-word="false" fo:text-indent="0.1965in" style:auto-text-indent="false"/>
      <style:text-properties fo:color="#6666ff"/>
    </style:style>
    <style:style style:name="P25"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27" style:family="paragraph" style:parent-style-name="Text_20_body">
      <style:paragraph-properties fo:margin-left="0in" fo:margin-right="0in" fo:text-align="justify" style:justify-single-word="false" fo:text-indent="0.1965in" style:auto-text-indent="false"/>
      <style:text-properties fo:color="#800000"/>
    </style:style>
    <style:style style:name="P2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2"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style:style>
    <style:style style:name="P34"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5"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43"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4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45"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46"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47" style:family="paragraph" style:parent-style-name="Text_20_body">
      <style:paragraph-properties fo:margin-left="0in" fo:margin-right="0in" fo:text-align="justify" style:justify-single-word="false" fo:text-indent="0.1965in" style:auto-text-indent="false"/>
      <style:text-properties fo:color="#0000ff"/>
    </style:style>
    <style:style style:name="P4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49"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50"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51"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52"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5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5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5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5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5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5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59"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6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6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6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63" style:family="paragraph" style:parent-style-name="Text_20_body">
      <style:paragraph-properties fo:text-align="justify" style:justify-single-word="false"/>
    </style:style>
    <style:style style:name="P64" style:family="paragraph" style:parent-style-name="Text_20_body">
      <style:text-properties fo:color="#ff6600" fo:language="ru" fo:country="RU"/>
    </style:style>
    <style:style style:name="P65" style:family="paragraph" style:parent-style-name="Text_20_body">
      <style:text-properties fo:language="ru" fo:country="RU"/>
    </style:style>
    <style:style style:name="P66" style:family="paragraph" style:parent-style-name="Text_20_body">
      <loext:graphic-properties draw:fill="solid" draw:fill-color="#eeeeee" draw:opacity="100%"/>
      <style:paragraph-properties fo:background-color="#eeeeee"/>
      <style:text-properties fo:language="ru" fo:country="RU"/>
    </style:style>
    <style:style style:name="P67"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68" style:family="paragraph" style:parent-style-name="Text_20_body">
      <loext:graphic-properties draw:fill="solid" draw:fill-color="#eeeeee" draw:opacity="100%"/>
      <style:paragraph-properties fo:background-color="#eeeeee"/>
    </style:style>
    <style:style style:name="P69" style:family="paragraph" style:parent-style-name="First_20_line_20_indent">
      <loext:graphic-properties draw:fill="solid" draw:fill-color="#eeeeee" draw:opacity="100%"/>
      <style:paragraph-properties fo:background-color="#eeeeee"/>
      <style:text-properties fo:language="ru" fo:country="RU"/>
    </style:style>
    <style:style style:name="P70"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71" style:family="paragraph" style:parent-style-name="Text_20_body">
      <style:paragraph-properties fo:margin-left="0in" fo:margin-right="0in" fo:text-align="justify" style:justify-single-word="false" fo:text-indent="0in" style:auto-text-indent="false"/>
    </style:style>
    <style:style style:name="P72" style:family="paragraph" style:parent-style-name="Text_20_body">
      <style:paragraph-properties fo:margin-left="0in" fo:margin-right="0in" fo:text-align="justify" style:justify-single-word="false" fo:text-indent="0in" style:auto-text-indent="false"/>
      <style:text-properties fo:color="#800000"/>
    </style:style>
    <style:style style:name="P73" style:family="paragraph" style:parent-style-name="Text_20_body">
      <style:paragraph-properties fo:margin-left="0in" fo:margin-right="0in" fo:text-align="center" style:justify-single-word="false" fo:text-indent="0in" style:auto-text-indent="false"/>
    </style:style>
    <style:style style:name="P74"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7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7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7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7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7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8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8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82" style:family="paragraph" style:parent-style-name="Footnote">
      <style:text-properties fo:language="en" fo:country="US"/>
    </style:style>
    <style:style style:name="P83" style:family="paragraph" style:parent-style-name="Footnote">
      <style:text-properties fo:language="ru" fo:country="RU"/>
    </style:style>
    <style:style style:name="P8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8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8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8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8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8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90"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91" style:family="paragraph" style:parent-style-name="Text_20_body" style:list-style-name="L1">
      <style:paragraph-properties fo:text-align="justify" style:justify-single-word="false"/>
    </style:style>
    <style:style style:name="P92" style:family="paragraph" style:parent-style-name="Text_20_body" style:list-style-name="L1">
      <style:paragraph-properties fo:text-align="justify" style:justify-single-word="false"/>
      <style:text-properties fo:language="ru" fo:country="RU"/>
    </style:style>
    <style:style style:name="P93" style:family="paragraph" style:parent-style-name="Text_20_body" style:list-style-name="L2">
      <style:paragraph-properties fo:text-align="justify" style:justify-single-word="false"/>
      <style:text-properties fo:language="ru" fo:country="RU"/>
    </style:style>
    <style:style style:name="P94" style:family="paragraph" style:parent-style-name="Text_20_body" style:list-style-name="L3">
      <style:text-properties fo:language="ru" fo:country="RU"/>
    </style:style>
    <style:style style:name="P95"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9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e9d6c" style:font-style-asian="normal" style:font-style-complex="normal"/>
    </style:style>
    <style:style style:name="P9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268816" style:font-style-asian="normal" style:font-style-complex="normal"/>
    </style:style>
    <style:style style:name="P9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2bbd20" style:font-style-asian="normal" style:font-style-complex="normal"/>
    </style:style>
    <style:style style:name="P10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2f1f89" style:font-style-asian="normal" style:font-style-complex="normal"/>
    </style:style>
    <style:style style:name="P10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339f1a" style:font-style-asian="normal" style:font-style-complex="normal"/>
    </style:style>
    <style:style style:name="P10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3671b1" style:font-style-asian="normal" style:font-style-complex="normal"/>
    </style:style>
    <style:style style:name="P10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3902cc" style:font-style-asian="normal" style:font-style-complex="normal"/>
    </style:style>
    <style:style style:name="P10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468542" style:font-style-asian="normal" style:font-style-complex="normal"/>
    </style:style>
    <style:style style:name="P10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4c8866" style:font-style-asian="normal" style:font-style-complex="normal"/>
    </style:style>
    <style:style style:name="P10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3902cc" officeooo:paragraph-rsid="003902cc" style:font-style-asian="normal" style:font-style-complex="normal"/>
    </style:style>
    <style:style style:name="P10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3c36a8" officeooo:paragraph-rsid="003c36a8" style:font-style-asian="normal" style:font-style-complex="normal"/>
    </style:style>
    <style:style style:name="P10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3c36a8" officeooo:paragraph-rsid="004ec604" style:font-style-asian="normal" style:font-style-complex="normal"/>
    </style:style>
    <style:style style:name="P10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3c36a8" officeooo:paragraph-rsid="005092cc" style:font-style-asian="normal" style:font-style-complex="normal"/>
    </style:style>
    <style:style style:name="P11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3c36a8" officeooo:paragraph-rsid="0053b10e" style:font-style-asian="normal" style:font-style-complex="normal"/>
    </style:style>
    <style:style style:name="P11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412533" officeooo:paragraph-rsid="00412533" style:font-style-asian="normal" style:font-style-complex="normal"/>
    </style:style>
    <style:style style:name="P11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4ab299" officeooo:paragraph-rsid="004ab299" style:font-style-asian="normal" style:font-style-complex="normal"/>
    </style:style>
    <style:style style:name="P11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4c8866" officeooo:paragraph-rsid="004c8866" style:font-style-asian="normal" style:font-style-complex="normal"/>
    </style:style>
    <style:style style:name="P11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4ec604" officeooo:paragraph-rsid="004ec604" style:font-style-asian="normal" style:font-style-complex="normal"/>
    </style:style>
    <style:style style:name="P11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5092cc" officeooo:paragraph-rsid="005092cc" style:font-style-asian="normal" style:font-style-complex="normal"/>
    </style:style>
    <style:style style:name="P11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11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18"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119"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officeooo:rsid="003c36a8" officeooo:paragraph-rsid="003c36a8" style:font-style-asian="normal" style:font-style-complex="normal"/>
    </style:style>
    <style:style style:name="P120"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officeooo:rsid="003c36a8" officeooo:paragraph-rsid="003db28d" style:font-style-asian="normal" style:font-style-complex="normal"/>
    </style:style>
    <style:style style:name="P121"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2"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3"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24"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25"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officeooo:rsid="003c36a8" officeooo:paragraph-rsid="005092cc" style:font-style-asian="normal" style:font-style-complex="normal"/>
    </style:style>
    <style:style style:name="P126" style:family="paragraph" style:parent-style-name="Heading_20_2">
      <style:text-properties fo:language="ru" fo:country="RU"/>
    </style:style>
    <style:style style:name="P127" style:family="paragraph" style:parent-style-name="Heading_20_2">
      <loext:graphic-properties draw:fill="solid" draw:fill-color="#eeeeee" draw:opacity="100%"/>
      <style:paragraph-properties fo:background-color="#eeeeee"/>
      <style:text-properties fo:language="ru" fo:country="RU"/>
    </style:style>
    <style:style style:name="P128" style:family="paragraph" style:parent-style-name="Heading_20_2">
      <loext:graphic-properties draw:fill="solid" draw:fill-color="#eeeeee" draw:opacity="100%"/>
      <style:paragraph-properties fo:background-color="#eeeeee"/>
    </style:style>
    <style:style style:name="P129" style:family="paragraph" style:parent-style-name="Heading_20_1">
      <loext:graphic-properties draw:fill="solid" draw:fill-color="#eeeeee" draw:opacity="100%"/>
      <style:paragraph-properties fo:background-color="#eeeeee"/>
    </style:style>
    <style:style style:name="P130" style:family="paragraph" style:parent-style-name="Heading_20_1">
      <style:paragraph-properties fo:margin-left="0in" fo:margin-right="0in" fo:text-align="center" style:justify-single-word="false" fo:text-indent="0.1965in" style:auto-text-indent="false"/>
    </style:style>
    <style:style style:name="P131"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color="#ff3333"/>
    </style:style>
    <style:style style:name="T8" style:family="text">
      <style:text-properties fo:color="#ff3333" fo:language="ru" fo:country="RU"/>
    </style:style>
    <style:style style:name="T9" style:family="text">
      <style:text-properties fo:font-style="italic" style:font-style-asian="italic" style:font-style-complex="italic"/>
    </style:style>
    <style:style style:name="T10" style:family="text">
      <style:text-properties fo:color="#6666ff" fo:language="ru" fo:country="RU"/>
    </style:style>
    <style:style style:name="T11" style:family="text">
      <style:text-properties fo:color="#800000"/>
    </style:style>
    <style:style style:name="T12" style:family="text">
      <style:text-properties fo:color="#800000" fo:language="ru" fo:country="RU"/>
    </style:style>
    <style:style style:name="T13" style:family="text">
      <style:text-properties fo:color="#800000" fo:language="en" fo:country="US"/>
    </style:style>
    <style:style style:name="T14" style:family="text">
      <style:text-properties fo:color="#800000" officeooo:rsid="001acff7"/>
    </style:style>
    <style:style style:name="T15" style:family="text">
      <style:text-properties fo:color="#800000" officeooo:rsid="003db28d"/>
    </style:style>
    <style:style style:name="T16" style:family="text">
      <style:text-properties fo:color="#ff6600"/>
    </style:style>
    <style:style style:name="T17" style:family="text">
      <style:text-properties fo:color="#ff6600" fo:language="ru" fo:country="RU"/>
    </style:style>
    <style:style style:name="T18" style:family="text">
      <style:text-properties fo:font-weight="bold" style:font-weight-asian="bold" style:font-weight-complex="bold"/>
    </style:style>
    <style:style style:name="T19" style:family="text">
      <style:text-properties style:use-window-font-color="true"/>
    </style:style>
    <style:style style:name="T20" style:family="text">
      <style:text-properties style:use-window-font-color="true" fo:language="ru" fo:country="RU"/>
    </style:style>
    <style:style style:name="T21" style:family="text">
      <style:text-properties fo:background-color="transparent" loext:char-shading-value="0"/>
    </style:style>
    <style:style style:name="T22" style:family="text">
      <style:text-properties style:text-position="super 58%"/>
    </style:style>
    <style:style style:name="T23" style:family="text">
      <style:text-properties fo:color="#c5000b"/>
    </style:style>
    <style:style style:name="T24" style:family="text">
      <style:text-properties fo:language="fr" fo:country="FR"/>
    </style:style>
    <style:style style:name="T25" style:family="text">
      <style:text-properties fo:color="#0000ff"/>
    </style:style>
    <style:style style:name="T26" style:family="text">
      <style:text-properties officeooo:rsid="001ccda7"/>
    </style:style>
    <style:style style:name="T27" style:family="text">
      <style:text-properties officeooo:rsid="001e9d6c"/>
    </style:style>
    <style:style style:name="T28" style:family="text">
      <style:text-properties officeooo:rsid="003db28d"/>
    </style:style>
    <style:style style:name="T29" style:family="text">
      <style:text-properties officeooo:rsid="00412533"/>
    </style:style>
    <style:style style:name="T30" style:family="text">
      <style:text-properties officeooo:rsid="0046df9f"/>
    </style:style>
    <style:style style:name="T31" style:family="text">
      <style:text-properties officeooo:rsid="004ec604"/>
    </style:style>
    <style:style style:name="T32" style:family="text">
      <style:text-properties officeooo:rsid="004f9b9d"/>
    </style:style>
    <style:style style:name="T33" style:family="text">
      <style:text-properties officeooo:rsid="005252a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0" text:outline-level="1">Последний фанфик</text:h>
      <text:p text:style-name="P1"/>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65">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3517011364909498422" text:style-name="L1">
        <text:list-item>
          <text:p text:style-name="P91">добавить детектив <text:span text:style-name="T1">(реализовано)</text:span>+ магические уроки/трактаты Старсвирла</text:p>
        </text:list-item>
        <text:list-item>
          <text:p text:style-name="P92">Терра несколько раз пытается убить Макса (один раз — в аквапарке). Несколько раз Макса спасает Селестия (даёт приказы Нексусу)</text:p>
        </text:list-item>
        <text:list-item>
          <text:p text:style-name="P92">Книги:</text:p>
        </text:list-item>
      </text:list>
      <text:list xml:id="list3384120433264255777" text:style-name="L2">
        <text:list-item>
          <text:p text:style-name="P93">«Великие грифоны прошлого» - из канона (5<text:span text:style-name="T5">s8e)</text:span></text:p>
        </text:list-item>
        <text:list-item>
          <text:p text:style-name="P93">«Высшие заклинания в повседневном использовании: от песчинки до дворца»</text:p>
        </text:list-item>
        <text:list-item>
          <text:p text:style-name="P93">«Малоизвестные аспекты магии трансформаций»</text:p>
        </text:list-item>
        <text:list-item>
          <text:p text:style-name="P93">«...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93">Дасти Вейфарер «Зебрианская культура, быт и фольклор»</text:p>
        </text:list-item>
        <text:list-item>
          <text:p text:style-name="P93">«Краткая история Эквестрии»</text:p>
        </text:list-item>
        <text:list-item>
          <text:p text:style-name="P93">«Шедевры архитектуры Эквестрии» с разделом о Кантерлотском Королевском Дворце</text:p>
        </text:list-item>
        <text:list-item>
          <text:p text:style-name="P93">«Великие дела и великие чары». Страница 893: …</text:p>
        </text:list-item>
        <text:list-item>
          <text:p text:style-name="P93">«Природа Проклятий» - обмен</text:p>
        </text:list-item>
        <text:list-item>
          <text:p text:style-name="P93">«Магия для Чайников» - обмен</text:p>
        </text:list-item>
        <text:list-item>
          <text:p text:style-name="P93">«Энциклопедия Арканум» - обмен</text:p>
        </text:list-item>
        <text:list-item>
          <text:p text:style-name="P93">«О Гейсах» - обмен</text:p>
        </text:list-item>
        <text:list-item>
          <text:p text:style-name="P93">«Тайны Тайных Наук» - обмен</text:p>
        </text:list-item>
        <text:list-item>
          <text:p text:style-name="P93">«Основы Заклятий» - обмен</text:p>
        </text:list-item>
        <text:list-item>
          <text:p text:style-name="P93"><text:soft-page-break/>«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7569335370164600234" text:style-name="L3">
        <text:list-item>
          <text:p text:style-name="P94">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94">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94">Селестия — переменчивая пони. В одно время не строгая, а в другое может быть такой, что страшно становится</text:p>
        </text:list-item>
        <text:list-item>
          <text:p text:style-name="P94">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94">Около 820-ти лет назад будущий маг Лайтнинг Стар поступил на обучение к наставнику Тииспоту</text:p>
        </text:list-item>
        <text:list-item>
          <text:p text:style-name="P94">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94">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94">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94">У Селестии грива и хвост развеваются и переливаются от магического шампуня</text:p>
        </text:list-item>
        <text:list-item>
          <text:p text:style-name="P94">Тело Селестии очень крепкое — может выдержать несколько тонн земли</text:p>
        </text:list-item>
        <text:list-item>
          <text:p text:style-name="P94">Дискорд намного старше принцесс, его магия сильнее ихней на голову</text:p>
        </text:list-item>
        <text:list-item>
          <text:p text:style-name="P94">Луна младше Селестии на 3 года. Сёстрам около 5000 лет. По другим данным, Селестии около 2500 лет.</text:p>
        </text:list-item>
        <text:list-item>
          <text:p text:style-name="P94">Принцессы начали войну с Дискордом в возрасте, когда им было около 700 лет — и продолжалась война почти сто лет</text:p>
        </text:list-item>
        <text:list-item>
          <text:p text:style-name="P94">Самый главный враг сестёр и Дискорда — скука</text:p>
        </text:list-item>
        <text:list-item>
          <text:p text:style-name="P94">В Эквестрии на одного жеребца приходится четыре - пять кобыл</text:p>
        </text:list-item>
        <text:list-item>
          <text:p text:style-name="P94">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94">Селестия в первые полторы тысячи лет путешествовала — и заварила несколько войн (две — с Эквестрией, в одной была против Луны)</text:p>
        </text:list-item>
        <text:list-item>
          <text:p text:style-name="P94">Настоящий цвет гривы Селестии — клубнично-розовая. Радужный цвет гривы и хвоста поддерживается магией</text:p>
        </text:list-item>
        <text:list-item>
          <text:p text:style-name="P94">Кроме Дискорда, старше сестёр ещё старейшина драконов</text:p>
        </text:list-item>
        <text:list-item>
          <text:p text:style-name="P94">Кэйденс не прожила и 60-ти лет и является низкорожденной</text:p>
        </text:list-item>
        <text:list-item>
          <text:p text:style-name="P94">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94">Народ тихо фигел от нововведений и с ещё большим ожесточением продолжал делать по-своему</text:p>
        </text:list-item>
        <text:list-item>
          <text:p text:style-name="P94">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94">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94">Когда пони женятся, они обмениваются ножными браслетами</text:p>
        </text:list-item>
        <text:list-item>
          <text:p text:style-name="P94">Светилами, кроме сестёр, могут управлять единороги (группы), Дискорд, Твайлайт и Старсвирл</text:p>
        </text:list-item>
        <text:list-item>
          <text:p text:style-name="P94">Королева Кризалис — правительница Зелёной Долины</text:p>
        </text:list-item>
        <text:list-item>
          <text:p text:style-name="P94">Мать Луны и Селестии — аликорн Лорен. Мать Дискорда — Алиса (пони-человек)</text:p>
        </text:list-item>
        <text:list-item>
          <text:p text:style-name="P94">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63">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63">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63">Искусственный интеллект. Создан Владом и Максом. Разработан для управления корпорациями.</text:p>
      <text:h text:style-name="Heading_20_3" text:outline-level="3">Селестия</text:h>
      <text:p text:style-name="P63">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63">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63">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63">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63">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71">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71">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71">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71">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71">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71">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71">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71">Единорог. Холост, молод, мечтателен. Живёт в Кантерлоте. В свободное время рисует облака.</text:p>
      <text:h text:style-name="Heading_20_3" text:outline-level="3">Алекс</text:h>
      <text:p text:style-name="P71">Менеджер проектов, над одним из которых (Нексус) работает Макс.</text:p>
      <text:h text:style-name="Heading_20_3" text:outline-level="3">Ростик</text:h>
      <text:p text:style-name="P71">Лидер команды тестировщиков</text:p>
      <text:h text:style-name="Heading_20_3" text:outline-level="3">Стас</text:h>
      <text:p text:style-name="P71">Программист-новичок в команде Макса.</text:p>
      <text:h text:style-name="Heading_20_3" text:outline-level="3">Рома</text:h>
      <text:p text:style-name="P71">Программист в команде UI-программистов</text:p>
      <text:h text:style-name="Heading_20_3" text:outline-level="3"><text:soft-page-break/>Анджела</text:h>
      <text:p text:style-name="P71">Сисадмин. Флиртует с Максом.</text:p>
      <text:p text:style-name="P71"/>
      <text:h text:style-name="Heading_20_2" text:outline-level="2">Положения</text:h>
      <text:p text:style-name="P71">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5">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4">В <text:span text:style-name="T1">конце</text:span> каждой главы <text:span text:style-name="T1">(чтобы не спойлерить)</text:span> - рисунок мозаики, отображающий суть главы.</text:p>
      <text:p text:style-name="P24"/>
      <text:h text:style-name="Heading_20_2" text:outline-level="2">Терра</text:h>
      <text:p text:style-name="P23">музыка - кондовая электронная, холодная и отчаянная (Electronics “Disappointed”<text:span text:style-name="T1">. Или же Агата Кристи «Щекотно»</text:span>)</text:p>
      <text:p text:style-name="P23"/>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1">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text:soft-page-break/>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2"><text:note text:id="ftn1" text:note-class="footnote"><text:note-citation>1</text:note-citation><text:note-body><text:p text:style-name="P82">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82">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5">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19"><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5">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5">В уголке <text:span text:style-name="T5">RnD-</text:span><text:span text:style-name="T1">зоны</text:span><text:span text:style-name="T1"><text:note text:id="ftn3" text:note-class="footnote"><text:note-citation>3</text:note-citation><text:note-body><text:p text:style-name="P82">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35">Я повесил куртку на спинку кресла и включил комп.</text:p>
      <text:p text:style-name="P35">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5">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43"><text:span text:style-name="T5">&gt;\</text:span>Привет, Нексус. Это Макс.</text:p>
      <text:p text:style-name="P43"><text:span text:style-name="T5">&lt;\</text:span>Привет Макс. <text:span text:style-name="T1">Рад тебя видеть. Где ты отсутствовал три дня?</text:span></text:p>
      <text:p text:style-name="P43"><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21"/>
      <text:p text:style-name="P35">Так, что тут у нас? По логам видно, что <text:s/>три последних запроса вызвали сбои в работе кластера и заставили перегрузиться один из хостов.</text:p>
      <text:p text:style-name="P35">Введём-ка парочку <text:span text:style-name="T1">простейших</text:span> вопросов <text:span text:style-name="T1">для разминки</text:span>.</text:p>
      <text:p text:style-name="P35"/>
      <text:p text:style-name="P43"><text:span text:style-name="T5">&gt;\</text:span>Как называется наш проект?</text:p>
      <text:p text:style-name="P43"><text:span text:style-name="T5">&lt;\</text:span>Дайсон.</text:p>
      <text:p text:style-name="P43"><text:span text:style-name="T5">&gt;\</text:span>Сколько тебе лет?</text:p>
      <text:p text:style-name="P43"><text:span text:style-name="T5">&lt;\</text:span>Два года с начала запуска кластера.</text:p>
      <text:p text:style-name="P43"><text:soft-page-break/><text:span text:style-name="T5">&gt;\</text:span>Какой сейчас год?</text:p>
      <text:p text:style-name="P43"><text:span text:style-name="T5">&gt;\</text:span>202<text:span text:style-name="T1">6</text:span>-й.</text:p>
      <text:p text:style-name="P22"/>
      <text:p text:style-name="P35">Так, на закрытые словарные вопросы ответы есть <text:span text:style-name="T1">—</text:span> значит, речевой транслятор и база знаний в порядке.</text:p>
      <text:p text:style-name="P35">Проверим бизнес-логику на тестовой задачке.</text:p>
      <text:p text:style-name="P34"/>
      <text:p text:style-name="P43"><text:span text:style-name="T5">&gt;\</text:span>Нексус, отключи память <text:span text:style-name="T1">заданий</text:span> за последнюю неделю.</text:p>
      <text:p text:style-name="P43"><text:span text:style-name="T5">&lt;\</text:span>Выполнено.</text:p>
      <text:p text:style-name="P43"><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43"><text:span text:style-name="T5">&lt;\</text:span><text:span text:style-name="T1">Тебя понял. Читаю задачу...</text:span></text:p>
      <text:p text:style-name="P44">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44">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44">Ограничени<text:span text:style-name="T1">е 2: решение должно находиться в правовых рамках уголовного и административного кодекса.</text:span></text:p>
      <text:p text:style-name="P44">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44"><text:span text:style-name="T5">&lt;\</text:span><text:span text:style-name="T1">Выполняю задачу</text:span>...</text:p>
      <text:p text:style-name="P44"><text:span text:style-name="T5">&lt;\</text:span>...</text:p>
      <text:p text:style-name="P44"><text:span text:style-name="T5">&lt;\</text:span>Решение:</text:p>
      <text:p text:style-name="P44"><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44"><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2"><text:soft-page-break/>Подробный план действий по дням приведен в файле «Война корпораций_A_06.09.2026_23<text:span text:style-name="T5">:47.bmf»</text:span></text:p>
      <text:p text:style-name="P21"/>
      <text:p text:style-name="P30">&lt;<text:span text:style-name="T1">как-то говённо. Улучшить</text:span>&gt;</text:p>
      <text:p text:style-name="P35">Хм, не понял? Ч<text:span text:style-name="T1">ё</text:span> за хрень?</text:p>
      <text:p text:style-name="P35"/>
      <text:p text:style-name="P43"><text:span text:style-name="T5">&gt;</text:span>\Нексус, почему ты используешь жёсткие настройки <text:span text:style-name="T1">для решения задачи</text:span>?</text:p>
      <text:p text:style-name="P43"><text:span text:style-name="T5">&lt;\</text:span>Настройки правильные, <text:span text:style-name="T1">Макс</text:span>.</text:p>
      <text:p text:style-name="P22"/>
      <text:p text:style-name="P35">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35"><text:span text:style-name="T1">Ч</text:span>то у нас с аналитикой?</text:p>
      <text:p text:style-name="P15"/>
      <text:p text:style-name="P43"><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22"/>
      <text:p text:style-name="P35">Вместо ответа Нексус выплюнул в консоль длинную строку букв и служебных символов, среди которых бросилась в глаза строка “<text:span text:style-name="T18">incompartible interface Analytics v.0.93 beta</text:span>”</text:p>
      <text:p text:style-name="P35">Ага, уже теплее.</text:p>
      <text:p text:style-name="P35"/>
      <text:p text:style-name="P43"><text:span text:style-name="T5">&gt;</text:span>\Нексус, выдай <text:span text:style-name="T1">краткую </text:span>диагностику модулей <text:span text:style-name="T1">аналитики</text:span></text:p>
      <text:p text:style-name="P35"/>
      <text:p text:style-name="P35">Йо! </text:p>
      <text:p text:style-name="P35">Видеокамеры молча наблюдают за поднятым вверх <text:span text:style-name="T1">большим пальцем</text:span>.</text:p>
      <text:p text:style-name="P35">Всё понятно. Версия аналитического модуля устарела и стала несовместимой с последним релизом кибермозга. </text:p>
      <text:p text:style-name="P35">Набираю номер прожект-мэнеджера.</text:p>
      <text:p text:style-name="P35"><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5"><text:span text:style-name="T5">– </text:span>Окей. Спасибо, Макс. <text:span text:style-name="T1">Выручил.</text:span></text:p>
      <text:p text:style-name="P35"><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5"><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5"><text:span text:style-name="T1">– </text:span>Ааа, понятно. Ну ладно, у меня всё. <text:span text:style-name="T1">Отбой</text:span>!</text:p>
      <text:p text:style-name="P36"><text:span text:style-name="T1">– Отбой</text:span>. <text:span text:style-name="T1">Ещё раз спасибо, что помог. Жаль, что ты ушёл</text:span><text:span text:style-name="T5">.</text:span></text:p>
      <text:p text:style-name="P49">Гудки.</text:p>
      <text:p text:style-name="P35"><text:span text:style-name="T1">У</text:span>ходя попрощался с охранником, <text:span text:style-name="T1">увлечённо исследующим тему педофилии</text:span>.</text:p>
      <text:p text:style-name="P35"><text:soft-page-break/>Всё, свободен. Хотя <text:s/><text:span text:style-name="T1">воскресенье</text:span> уже испорчен<text:span text:style-name="T1">о</text:span>.</text:p>
      <text:p text:style-name="P73">***</text:p>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82">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12">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9"><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83">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3">***</text:p>
      <text:p text:style-name="P1">Грохот улицы не достигал крыши 24-хэтажного корпуса <text:span text:style-name="T11">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9"><text:span text:style-name="T1">Блядь</text:span>, что за мысли пошли!</text:p>
      <text:p text:style-name="P1">Я вспомнил Влада, <text:span text:style-name="T5">&lt;</text:span><text:span text:style-name="T12">месяц</text:span><text:span text:style-name="T5">&gt;</text:span> назад прыгнувшего с крыши <text:span text:style-name="T1">своей</text:span> многоэтажки.</text:p>
      <text:p text:style-name="P19">Нет, это не для меня. Я сюда пришёл подышать воздухом. И только.</text:p>
      <text:p text:style-name="P1">Влад тогда совершил глупость, большую глупость. Я ему давно го<text:span text:style-name="T21">ворил </text:span><text:span text:style-name="T2">—</text:span><text:span text:style-name="T21">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0">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5">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5">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21">А у нас получается... </text:span><text:span text:style-name="T2">–</text:span><text:span text:style-name="T21">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82">AI <text:span text:style-name="T2">– </text:span><text:span text:style-name="T2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слюнявые фантазии,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text:soft-page-break/>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9">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9">Картинка дёрнулась и поплыла, звёзды опять стали вращаться.</text:span> </text:p>
      <text:p text:style-name="P1">Теряю сознание, что ли? Надо отойти от перил. Надо...</text:p>
      <text:p text:style-name="P19">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Дом, любимый дом</text:h>
      <text:p text:style-name="P46">Музыка быстрая, тревожная, надорваная и печальная (Pet Shop Boys “So Hard” ?)</text:p>
      <text:p text:style-name="P25"/>
      <text:p text:style-name="P72">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72">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7"/>
      <text:p text:style-name="P29">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5"/>
      <text:p text:style-name="P35">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text:soft-page-break/>звёздном небе. Звёздочка магического огонька на кончике рога.</text:p>
      <text:p text:style-name="P35">Единорог поднял голову.</text:p>
      <text:p text:style-name="P35"><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2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21">, </text:span><text:span text:style-name="T2">а от снотворного таких глюков у меня ни разу не было</text:span><text:span text:style-name="T21">.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2">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2">Описание получше. Подземелье</text:span><text:span text:style-name="T5">&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13">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1">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12">парой сезонов</text:span><text:span text:style-name="T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мог к ним вернуться.</text:p>
      <text:p text:style-name="P37"><text:span text:style-name="T1">–</text:span> Такая <text:span text:style-name="T7">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oft-page-break/><text:span text:style-name="T1">–</text:span> Я не “она”, а “он”. И я <text:span text:style-name="T1">—</text:span> таки хомо. Человек то есть, <text:span text:style-name="T1">–</text:span> пробормотал я.</text:p>
      <text:p text:style-name="P37"><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23">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2">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text:soft-page-break/>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19">верх</text:span>…</text:p>
      <text:p text:style-name="P5">Тут м<text:span text:style-name="T5">еня, </text:span>наконец,<text:span text:style-name="T5"> стошнило. Буквально вывернуло наизнанку: из носа текло, в глазах стояли слёзы. </text:span></text:p>
      <text:p text:style-name="P5"><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24">Jack of Hearts</text:span><text:span text:style-name="T24"><text:note text:id="ftn7" text:note-class="footnote"><text:note-citation>7</text:note-citation><text:note-body><text:p text:style-name="Footnote"><text:bookmark text:name="result_box1"/><text:span text:style-name="T24">Jack of Hearts</text:span> <text:span text:style-name="T1">– Червовый валет (фр.)</text:span></text:p></text:note-body></text:note></text:span><text:span text:style-name="T24">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5"><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text:span><text:soft-page-break/><text:span text:style-name="T1">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text:soft-page-break/>–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закры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ой шкуры, аликорнице тоже досталось.</text:p>
      <text:p text:style-name="P5">Открыв глаза, я увидел вместо коридора дыщащую жаром раскалённых <text:span text:style-name="T19">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пятьдесят, а то и все триста.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19">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text:soft-page-break/>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83">Спи, сестра моя родная,<text:line-break/>Спи. Усни.<text:line-break/>Крыльями тебя укрою,<text:line-break/>Спи. Усни.</text:p><text:p text:style-name="P83"><text:tab/>В чаще тёмной волки воют,<text:line-break/>Спи. Усни.</text:p><text:p text:style-name="P83"><text:tab/>В мрачном замке духи ноют,<text:line-break/>Спи. Усни.</text:p><text:p text:style-name="P83"><text:tab/>Сказки вечность нам читает,<text:line-break/>Спи. Усни.<text:line-break/>День осенний угасает,<text:line-break/>Спи. Усни.<text:line-break/>Помни только в сне глубоком,</text:p><text:p text:style-name="P83"><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text:soft-page-break/>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7">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7">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3">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text:soft-page-break/>– Присмотри за ней. – обратилась она ко мне, кивнув на спящую сестру. Мне показалось, или в её <text:span text:style-name="T11">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2">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2">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1">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11">напряжённо</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19">,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19">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5"><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5">–</text:span> ТЫ!!! ТЫ!..</text:p>
      <text:p text:style-name="P5"><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1">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5"/>
      <text:h text:style-name="Heading_20_2" text:outline-level="2"><text:soft-page-break/>Кантерлот</text:h>
      <text:p text:style-name="P47">Музыка медленная, фэнтезийная, средневековая, изысканая, дворцовая (стиль Dire Straits “Coyote”)</text:p>
      <text:p text:style-name="P64">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47"/>
      <text:p text:style-name="P19">Глава IV. Пределы магии</text:p>
      <text:p text:style-name="P18"/>
      <text:p text:style-name="P19">Вашему покорному слуге известны четыре предела магии: </text:p>
      <text:list xml:id="list7405192748839767256" text:style-name="L4">
        <text:list-item>
          <text:p text:style-name="P95">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95">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95">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95">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 Сколько страниц сегодня нахреначили?</text:span></text:p><text:p text:style-name="P82">– <text:span text:style-name="T1">Восемь, о учитель!</text:span></text:p><text:p text:style-name="P82">– Отлично. Надиктую ещё две и сбегаешь за кофе.</text:p></text:note-body></text:note></text:span></text:p>
        </text:list-item>
      </text:list>
      <text:p text:style-name="P7"/>
      <text:p text:style-name="P11">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4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text:soft-page-break/>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45">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45">Дискорд исчез. Последний раз драконикуса видели, когда он на своей маленькой и юркой колеснице удалялся в сторону Жеребячьих<text:span text:style-name="T11"> </text:span>гор.</text:p>
      <text:p text:style-name="P45">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45">Я потянулся. Хватит на сегодня чтения. Настало время ежедневной прогулки по городу. Тем более, что у меня есть деньги.</text:p>
      <text:p text:style-name="P45">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45">Так что даже на ремонт одежды и покупку необходимых в повседневной жизни мелочей у меня финансов не было. До недавнего времени. </text:p>
      <text:p text:style-name="P45">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6">– Разве что один бит. Серебряный.</text:p>
      <text:p text:style-name="P45"><text:span text:style-name="T5">Ну, понятно, в </text:span><text:span text:style-name="T1">верхнем городе</text:span><text:span text:style-name="T5">, да ещё рядом со дворцом, цены кусаются. Надо топать на окраину. Но, блин, корявые пальцы внесли свою коррективу в шопинг-план!</text:span></text:p>
      <text:p text:style-name="P45"><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6">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11">Я приоткрыл створку.</text:p>
      <text:p text:style-name="P16">–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6">– Макс. – <text:s/>отрекомендовался я. – <text:s/>Человек.</text:p>
      <text:p text:style-name="P16">– Весьма приятно! Норф. – пожилой единорог смотрел на меня с доброжелательным любопытством. На переднюю часть тела он одел джинсовый передник с кучей карманов, из которых торчали гаечные ключи, плоскогубцы и прочие инструменты. Задняя часть была укутана в плед и плыла в воздухе, поддерживаемая салатовым ореолом магии.</text:p>
      <text:p text:style-name="P11">Рядом с ним в ангаре на двух домкратах покоилась старая знакомая <text:span text:style-name="T5">— королевская колымага, на </text:span><text:soft-page-break/><text:span text:style-name="T5">которой я прибыл в Кантерлот. Уцелевшее заднее колесо с обломком оси лежало тут же, посреди небольшого мощёного дворика.</text:span></text:p>
      <text:p text:style-name="P16">–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6">– К сожалению, не слышал. Я тут недавно.</text:p>
      <text:p text:style-name="P16">–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6">– Я вижу вас. – честно признался я.</text:p>
      <text:p text:style-name="P16">–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6">– Вы говорили, что королевские кареты делали три мастерских…</text:p>
      <text:p text:style-name="P16">–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6">Норф строго посмотрел на меня поверх очков.</text:p>
      <text:p text:style-name="P16">–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6">Единорог с силой крутанул колесо. Оно беззвучно завертелось, превратившись в серый размытый диск.</text:p>
      <text:p text:style-name="P16">–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6">Норф пошёл к сараю, стоявшему у задней стены дворика. На полпути он обернулся.</text:p>
      <text:p text:style-name="P16">– Не могли бы вы помочь мне вон с тем домкратом? А то склероз замучал, а бегать туда-сюда уже малость трудновато.</text:p>
      <text:p text:style-name="P16">Распахнув ветхие ворота сарайчика, он картинно вскинул копыто.</text:p>
      <text:p text:style-name="P16">– “Королева Лорен ”! Встречайте!</text:p>
      <text:p text:style-name="P16">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7">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6">–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text:p>
      <text:p text:style-name="P16">Норф заговорщицки подмигнул мне.</text:p>
      <text:p text:style-name="P16"><text:soft-page-break/>– Разумеется, я чётко следую королевскому указу уничтожать все испорченные и неиспользованные &lt;<text:span text:style-name="T7">магические заготовки для летающих колесниц</text:span><text:span text:style-name="T11">&gt;</text:span>. Но дворцовым бюрократам необязательно ж знать, КАК я их уничтожаю, хе-хе! Некоторые из &lt;<text:span text:style-name="T7">платформ</text:span><text:span text:style-name="T11">&gt; </text:span>уничтожаются путём повышенного износа, будучи частью экспериментальных колесниц! “Лорен” я сделал на базе &lt;<text:span text:style-name="T7">платформы</text:span><text:span text:style-name="T11">&gt;</text:span> 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 <text:span text:style-name="T16">И никто ж не догадывался, что она может летать! Её Высочество, разумеется, догадывались, но только посмеивались в крыло втихомолку.</text:span></text:p>
      <text:p text:style-name="P16">Норф любовно погладил обтекатель кареты и стал подымать её на домкрате.</text:p>
      <text:p text:style-name="P16">–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6">Норф снял заднее колесо и покатил его под навес. Я закрыл охромевшую “Королеву Лорен” в гараже и последовал за ним.&lt;<text:span text:style-name="T7">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6">– А вы, как я вижу, королевский гость? – Норф кивнул на ворот рубашки с закрепённой клипсой-пропуском. – Могу я вас попросить об одном одолжении?</text:p>
      <text:p text:style-name="P16">– Да пожалуйста!</text:p>
      <text:p text:style-name="P16">– Подождите минутку, я сейчас.</text:p>
      <text:p text:style-name="P16">Норф закончил монтаж колеса и скрылся в небольшом домике в глубине двора.</text:p>
      <text:p text:style-name="P16">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6">Я торопливо отошёл к воротам. Норф как раз вышел из дома с маленькой деревянной коробочкой красного цвета.</text:p>
      <text:p text:style-name="P16">–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6">– Не забуду. – пообещал я.</text:p>
      <text:p text:style-name="P16"/>
      <text:h text:style-name="Heading_20_2" text:outline-level="2">Библиотека</text:h>
      <text:p text:style-name="P17">&lt;<text:span text:style-name="T25">Mike Oldfield – Tres Lunas ”To Be Free” (Radio Edit)</text:span>&gt;</text:p>
      <text:p text:style-name="P19">Глава VI. Основы</text:p>
      <text:p text:style-name="P19"/>
      <text:p text:style-name="P19">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19">прервавшая связь между мною и демоном</text:span>, спасла моё бренное тело для дальнейших магических изысканий.</text:p>
      <text:p text:style-name="P19">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9"><text:soft-page-break/>Возьмём, <text:s/>примеру, заклинание начального предела: “Ярету пхонг руул квами”, <text:span text:style-name="T1">—</text:span> что означает: “<text:span text:style-name="T11">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47"/>
      <text:p text:style-name="P37">На книгу упала тень.</text:p>
      <text:p text:style-name="P38">– Эй, нельзя ли не заслонять …</text:p>
      <text:p text:style-name="P38">Я поперхнулся словом, упёршись носом в покрытую белой шерстью грудь. Селестия оступила, извиняясь.</text:p>
      <text:p text:style-name="P38">– Извини за беспокойство. Просто стало интересно, что ты так увлечённо читаешь? Стража докладывала, что ты днюешь и ночуешь в библиотеке.</text:p>
      <text:p text:style-name="P37"><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38">– Эээ…</text:p>
      <text:p text:style-name="P38">–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8">Она потянулась за спину, сжала зубами зажим, и, после негромкого щелчка, экзоскелет “разошёлся” в стороны.</text:p>
      <text:p text:style-name="P38">– Вот, так лучше. – улыбнулась она, вышагивая из него. – Доктор Плантаго Майор был уверен, что я не дотянусь до замка.</text:p>
      <text:p text:style-name="P38">– Насколько я знаю, тебе было прописано два месяца постельного режима. Сейчас и недели не прошло...</text:p>
      <text:p text:style-name="P38">– Не волнуйся, аликорны куда крепче единорогов, по стандартам которых меня лечат.</text:p>
      <text:p text:style-name="P37">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7">Она, почувствовав мой взгляд, подняла нос <text:span text:style-name="T1">из</text:span> книги и <text:s/>посмотрела на меня, насторожив уши.</text:p>
      <text:p text:style-name="P37"><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9">– А по-моему, ты не…</text:p>
      <text:p text:style-name="P37"><text:span text:style-name="T6">– Так, я попрошу! – перебила меня венценосная кобыла. – Давай, ты не будешь лезть в мои дела, а я не буду</text:span><text:span text:style-name="T4">… эээ… ммм…</text:span></text:p>
      <text:p text:style-name="P39">– Не будешь что?</text:p>
      <text:p text:style-name="P40">Селестия нахмурилась и приняла грозный вид.</text:p>
      <text:p text:style-name="P40"><text:span text:style-name="T5">– </text:span>Не забывай, человек, я — могущественный маг и правитель Эквестрии. Ко мне нужно относиться с <text:soft-page-break/>должным уважением!</text:p>
      <text:p text:style-name="P40"><text:span text:style-name="T5">– </text:span>А то что? Превратишь в жабу? Сошлёшь на Луну? Убьёшь нахер?</text:p>
      <text:p text:style-name="P40">Аликорница сникла. Уши её опустились.</text:p>
      <text:p text:style-name="P40"><text:span text:style-name="T5">– </text:span>Макс, не надо... Ты же знаешь, я этого не сделаю.</text:p>
      <text:p text:style-name="P40"><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0">Селестия приложила копыто ко лбу и издала протяжный стон.</text:p>
      <text:p text:style-name="P39">– О, небо! Я забыла распорядиться насчёт тебя! Какая же я тупая! Макс, извини, пожалуйста!</text:p>
      <text:p text:style-name="P40"><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40"><text:span text:style-name="T5">Аликорница уселась н</text:span>а пол <text:span text:style-name="T5">и прижала копыто к груди.</text:span></text:p>
      <text:p text:style-name="P39">– Да будет так! Сим заявляю, что отныне и впредь буду общаться с тобой на равных, человек Макс. Слово Селестии!</text:p>
      <text:p text:style-name="P40"><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40"><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0"><text:span text:style-name="T5">– </text:span>Вот, читай отсюда. <text:span text:style-name="T5">– а</text:span>ликорница подчеркнула абзац копытом.</text:p>
      <text:p text:style-name="P40"/>
      <text:p text:style-name="P41">***</text:p>
      <text:p text:style-name="P41"/>
      <text:p text:style-name="P42">«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2">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2">Постигнутое откровение безмерно печалит меня. Ибо грядут ужасные времена, когда будут исчезать пони, города разрушаться и приходить в запустение, магия будет уходить из мира, а сам мир будет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2">Но величайшая справедливость юниверсума заключается в том, что не существует безвыходных положений. Всегда есть надежда.</text:p>
      <text:p text:style-name="P42">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2">Как исполнить первую часть задачи — призвать его — я поведаю, а со второй частью #######<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0"><text:soft-page-break/></text:p>
      <text:p text:style-name="P40">&lt;<text:span text:style-name="T11">Селестии не удастся привлечь Макса на сторону Эквестри даже с помощью 34 — это удастся Дэш</text:span>&gt;</text:p>
      <text:p text:style-name="P40">В ухе стало щекотно от тёплого дуновения.</text:p>
      <text:p text:style-name="P39">– Теперь ты понимаешь, почему мы не ожидали увидеть тебя? Мы, вообще-то, вызывали сверхаликорна…</text:p>
      <text:p text:style-name="P39">Я повернулся к Селестии.</text:p>
      <text:p text:style-name="P39">–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9">Аликорница отвернулась.</text:p>
      <text:p text:style-name="P39">– Это очень чувствительная тема. – сказала она после недолгой заминки. – <text:s/>Постыдная для нас.</text:p>
      <text:p text:style-name="P39">– Какая тема?</text:p>
      <text:p text:style-name="P39">Селестия повернулась, но старалась избегать меня взглядом.</text:p>
      <text:p text:style-name="P39">– Магия.</text:p>
      <text:p text:style-name="P39">– Что?</text:p>
      <text:p text:style-name="P39">–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9">Я посмотрел на аликорницу. Та старательно делала вид, что интересуется состоянием лака на копыте.</text:p>
      <text:p text:style-name="P39">– То есть, вы почувствовали ослабление своих магических способностей, и решили, что миру приходит конец?</text:p>
      <text:p text:style-name="P39">–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9">– Ээээ… ммм… А вы пробовали обратиться к врачу? – начал я как можно мягче.</text:p>
      <text:p text:style-name="P39">БАЦ!</text:p>
      <text:p text:style-name="P39">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9">– Это бесполезно… Он не верит мне. У меня нет времени его переубедить.</text:p>
      <text:p text:style-name="P39">Потом она обратилась ко мне.</text:p>
      <text:p text:style-name="P39">– <text:s/>Извини. Сорвалась. Мне очень стыдно. Последнее время всё идёт наперекосяк, совсем не так, как мы планировали.</text:p>
      <text:p text:style-name="P39">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0">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0"/>
      <text:p text:style-name="P40"><text:soft-page-break/>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0">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0">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9">–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0">Я снял её копыто со своего плеча и осторожно поставил на пол.</text:p>
      <text:p text:style-name="P39"><text:span text:style-name="T1">– Зачем? </text:span>– спросил я. – Что это за театр, твоё… Ваше Высочество? Во-первых, я не давал своё согласие на чтение моих мыслей. Во-вторых…</text:p>
      <text:p text:style-name="P39">Я присел на корточки, раздвинул гриву и снизу вверх заглянул в морду аликорнице.</text:p>
      <text:p text:style-name="P40">–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0">Аликорница стояла с закрытыми глазами, чуть покачиваясь. Потом мне на щеку упала горячая капля. Потом ещё одна. Аликорница плакала, изо всех сил пытаясь не выпустить слёзы из закрытых глаз.</text:p>
      <text:p text:style-name="P40">–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0">Я протянул руку, вытер ей слёзы и погладил по шее.</text:p>
      <text:p text:style-name="P40">– Не плачь. Я не отказываюсь. Хотя, скорее всего, Стар Свирл что-то напутал в заклинании, потому что я человек, а не сверхаликорн.</text:p>
      <text:p text:style-name="P40">–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0">Селестия успокоилась и смущённо потёрлась носом мне о плечо.</text:p>
      <text:p text:style-name="P40">– <text:s/>И я не читала твои мысли. У тебя на лице всё написано — ты не умеешь скрывать эмоции.</text:p>
      <text:p text:style-name="P40">Наружная дверь заскрипела, после чего коридор наполнился топотом множества копыт и шумом голосов.</text:p>
      <text:p text:style-name="P39">Аликорница <text:span text:style-name="T1">прислушалась, </text:span>всполошилась и стала носиться по читальному залу с загнанным видом.</text:p>
      <text:p text:style-name="P39">– <text:s/>Кентаврячьи яйца! Они нашли меня!</text:p>
      <text:p text:style-name="P39">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9">– <text:s/>Ты! Чего! Делаешь! Твоё, <text:span text:style-name="T1">блин,</text:span> высочество!!! – <text:s/>я едва уберёг <text:span text:style-name="T1">своё </text:span>естество от острого рога.</text:p>
      <text:p text:style-name="P39">Селестия скосила на меня глаз, потом прижала уши к голове, дала задний ход и выкарабкалась <text:soft-page-break/>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9">– Помоги! Мне самой не закрыть замок, – <text:s/>обратилась аликорница ко мне, тщётно пытаясь охватить зубами раскрытую защёлку.</text:p>
      <text:p text:style-name="P39"><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9">–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9">– <text:s/>Давай я помогу! – <text:s/>Селестия изогнула шею и стала зубами сжимать защёлку.</text:p>
      <text:p text:style-name="P39">ШЛОП!</text:p>
      <text:p text:style-name="P39">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0">Увидев Селестию, толпа замерла. Та в попытке спрятать меня, раскрыла крылья.</text:p>
      <text:p text:style-name="P40">В наступившей тишине аликорница прошептала мне убито:</text:p>
      <text:p text:style-name="P39">– <text:s/><text:span text:style-name="T1">Что-то мне не хочется оборачиваться.</text:span></text:p>
      <text:p text:style-name="P40">– <text:s/>А придётся. Кстати, крылья можешь опустить. Всё равно видна табуретка и мои ноги.</text:p>
      <text:p text:style-name="P40">Селестия закрыла глаза и медленно обернулась к толпе.</text:p>
      <text:p text:style-name="P39">–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39"><text:span text:style-name="T1">– Занавес. </text:span>– <text:s/><text:span text:style-name="T1">подытожил я.</text:span></text:p>
      <text:p text:style-name="P39"/>
      <text:h text:style-name="P126" text:outline-level="2">«Феникс»</text:h>
      <text:p text:style-name="P39"/>
      <text:p text:style-name="P39">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9">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9">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39">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0"><text:span text:style-name="T1">– </text:span>А-а-апчхииии! – раздалось прямо у меня под ногами.</text:p>
      <text:p text:style-name="P40">–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0">– Ты кто? – машинально спросил я.</text:p>
      <text:p text:style-name="P40">– Индиго. – ответили глаза.</text:p>
      <text:p text:style-name="P40"><text:soft-page-break/>Ответ не прояснил ситуацию ни на йоту, так что я продолжил.</text:p>
      <text:p text:style-name="P40">– А чего ты под лавкой делаешь?</text:p>
      <text:p text:style-name="P40">– Прячусь.</text:p>
      <text:p text:style-name="P40">Поняв, что расспросами ничего не добьёшься, я предложил прямо:</text:p>
      <text:p text:style-name="P40">– Может, ты вылезешь? Меня можно не бояться. Я не страшный.</text:p>
      <text:p text:style-name="P40">Под лавкой началась <text:s/>возня и сопение, потом наружу вылез жеребёнок-единорог насыщенного фиолетового цвета.</text:p>
      <text:p text:style-name="P40">– А я тебя вовсе и не боюсь. Вот ещё! Я в прятки играла.</text:p>
      <text:p text:style-name="P40">–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0">– Ничо страшного! – малютка вытерла нос. – Меня всё равно искать некому.</text:p>
      <text:p text:style-name="P40">– Это как? Ты же с кем-то в прятки играешь? – продолжал допытываться я.</text:p>
      <text:p text:style-name="P40">– Сама с собой и играю. – хмуро ответила кобылка. – А тебе чего, дяденька?</text:p>
      <text:p text:style-name="P40">Я понял, что жеребёнок не настроен на беседу. Пожал плечами <text:s/>и повернулся было уходить.</text:p>
      <text:p text:style-name="P40">– Эээ, гм…</text:p>
      <text:p text:style-name="P40">Я повернулся обратно.</text:p>
      <text:p text:style-name="P40">– Что?</text:p>
      <text:p text:style-name="P40">Единорожка ковыряла копытом землю и шмыгала носом, не смотря на меня. Я терпеливо ждал.</text:p>
      <text:p text:style-name="P40">– Дяденька, а ты не мог бы спросить принцессу Селестию, куда девалась Шейла Блюскай? А то мне играть не с кем.</text:p>
      <text:p text:style-name="P40">– При случае спрошу. Если встречу.</text:p>
      <text:p text:style-name="P40">– Встретишь, конечно! Скажи ей, что у меня сегодня день рождения, и я очень сильно огорчилась, когда она на него не пришла!</text:p>
      <text:p text:style-name="P40"><text:s/>Такая уверенность кобылки меня заинтриговала. Я пригляделся к жеребёнку повнимательнее. Да нет, вроде, раньше её не встречал.</text:p>
      <text:p text:style-name="P40">– Позволь поинтересоваться, откуда у тебя такая уверенность, что я встречусь с Селестией? Я ей, знаешь ли, свиданий не назначаю.</text:p>
      <text:p text:style-name="P40">– Да ладно-о-о, брось заливать-то! – скептически протянуло юное создание. – Все знают, что вы встречаетесь. Вот и спроси её, пажалста, когда увидишь.</text:p>
      <text:p text:style-name="P40">– Кто это «все»?</text:p>
      <text:p text:style-name="P40">– Ну, прислуга, стража, мой па…</text:p>
      <text:p text:style-name="P40">Ох! Во что же это такое я вляпался, а? За кого они меня, чёрт побери, принимают?</text:p>
      <text:p text:style-name="P40">Я присел на лавочку и наклонился пониже, чтобы наши головы были на одном уровне.</text:p>
      <text:p text:style-name="P40">– А твоего «па» не смущает, что я и Селестия м-м-м… немного разных видов? Точнее, совсем разных?</text:p>
      <text:p text:style-name="P40">– И чо? – без малейшего замешательства спросила кроха.</text:p>
      <text:p text:style-name="P40">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0">–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0"><text:soft-page-break/>–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0">– <text:s/>Кха-кхе-гррхмм... Э-э-э... м-м-м... ну-у-у...</text:p>
      <text:p text:style-name="P40">У меня в голове произошло короткое замыкание. Слова пропали. Уши начали гореть.</text:p>
      <text:p text:style-name="P40">– <text:s/>Как, ты говоришь, тебя зовут? – в конце-концов выдавил осипшим голосом я, стараясь перевести тему. – Про чей день рождения я должен рассказать?</text:p>
      <text:p text:style-name="P40">–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0">У меня в памяти зажглась лампочка.</text:p>
      <text:p text:style-name="P40">– Постой-постой, не части. Твой отец, случайно, не Хорст Мэдтроттер?</text:p>
      <text:p text:style-name="P40">– Агась. А ты откуда знаешь?</text:p>
      <text:p text:style-name="P40">– Да так, один пони сказал. – я полез за пазуху и достал красную коробочку. – Вот тебе подарок.</text:p>
      <text:p text:style-name="P40">–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0">– Вообще-то, это не мой подарок. Его просил передать один старик, Норф Каррус из каретной мастерской.</text:p>
      <text:p text:style-name="P40">– Аааа, я его знаю! Мы с Шейлой ходили к нему играть, пока она не пропала. У Норфа интересно!</text:p>
      <text:p text:style-name="P40">Индиго открыла коробочку. Внутри на подстилке из тырсы лежала крохотная модель кареты в мельчайших подробностях.</text:p>
      <text:p text:style-name="P40">– Ух ты! – благоговейно прошептала Индиго. – Королева Лорен! Я даже управляла ею немножко.</text:p>
      <text:p text:style-name="P40">– Как ею можно управлять, если она не запряжена? Уж не Норф ли таскал её? – усомнился я.</text:p>
      <text:p text:style-name="P40">–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0">Я остался сидеть в полнейшем замешательстве. </text:p>
      <text:p text:style-name="P40"/>
      <text:p text:style-name="P41">***</text:p>
      <text:p text:style-name="P112">&lt;<text:span text:style-name="T25">Depeche Mode - Painkiller</text:span>&gt;</text:p>
      <text:p text:style-name="P42">...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0"/>
      <text:p text:style-name="P40">В дверях библиотеки появился знакомый силуэт.</text:p>
      <text:p text:style-name="P40">– Привет, твоё высочество! Тебя уже выпустили, или опять от докторов смылась?</text:p>
      <text:p text:style-name="P40">Аликорница прошла в комнату и устало уселась рядом со мной.</text:p>
      <text:p text:style-name="P40"><text:soft-page-break/>–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0">Я с подозрением посмотрел на Селестию. Где-то я уже видел эту улыбочку на хитрой роже.</text:p>
      <text:p text:style-name="P40">–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0">– Вот ещё! – возмущению Селестии не было предела. Аликорница встала и демонстративно повернулась ко мне задом.</text:p>
      <text:p text:style-name="P40">–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0">Я подёргал замок <text:span text:style-name="T30">на накрупнике</text:span>. Таки не врёт.</text:p>
      <text:p text:style-name="P40">– Убедился? Вообще-то, такое недоверие меня оскорбляет. Ни один пони так бы себя не повёл со мной. – Селестия улеглась возле кресла и надулась.</text:p>
      <text:p text:style-name="P40">– Разумеется, твои подданные вели бы себя с большим пиететом. Но я же не твой подданный, твоё высочество!</text:p>
      <text:p text:style-name="P40">– Ох, да, я всё как-то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0">– Окей, как хочешь. Никаких больше высочеств.</text:p>
      <text:p text:style-name="P40">–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40">Селестия сморщила нос в улыбке и спросила, прикрывшись крылом:</text:p>
      <text:p text:style-name="P40">– К слову, а что говорят мои подданные про нас? Что означает «чёрте-что»?</text:p>
      <text:p text:style-name="P40">Я вспомнил разговор с Индиго и почувствовал, как снова начинают гореть уши.</text:p>
      <text:p text:style-name="P40">– Чёрте-что — это значит «ерунда». Большая ерунда.</text:p>
      <text:p text:style-name="P40">– Оу, как интересно! – Селестия приблизила ко мне морду и повернула уши. – Расскажи-ка поподробнее. Я вся во внимании.</text:p>
      <text:p text:style-name="P40">– <text:s/>Твои подданные уверены, что мы встречаемся. Что там, в библиотеке, мы трахались. Об этом даже маленькие жеребята говорят, между прочим! Совсем маленькие!</text:p>
      <text:p text:style-name="P40">Аликорница, широко раскрыв глаза, медленно тянула ко мне морду. Наконец, когда наши носы почти соприкоснулись, она не выдержала.</text:p>
      <text:p text:style-name="P40">– А-ха-ха-ха-ха-ха-ха!!! О-у-у-у-у-у-ха-ха-ха! И-и-и-и-ха-ха-ха! – Селестия перевернулась на спину и дёргала от смеха копытами.</text:p>
      <text:p text:style-name="P40">– <text:s/>Очень смешно! Ей говорят, что она подозревается в сексуальных извращениях, а она регочет! Мне-то пофиг, а тебе ещё править придётся!</text:p>
      <text:p text:style-name="P40">– <text:s/>И-и-изви-ни, Макс, не-мо-гу-у-у-у… Ох! Давненько я так не смеялась! Лет двести — так точно!</text:p>
      <text:p text:style-name="P40">Я потянул её за копыто и перевернул обратно на живот.</text:p>
      <text:p text:style-name="P40">– Что смешного-то?</text:p>
      <text:p text:style-name="P40">Аликорница вытерла крылом выступившие слёзы и объяснила:</text:p>
      <text:p text:style-name="P40">– Я-то была уверена, что Плантаго Майор настоял на <text:span text:style-name="T30">накрупнике</text:span>, беспокоясь, чтобы я не переутомилась, <text:span text:style-name="T30">скинув</text:span> поддерживающ<text:span text:style-name="T30">ий</text:span>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0"><text:soft-page-break/>– Ты не видишь ничего странного в межвидовых спариваниях? – охренел я. – Куда я, блин, попал???</text:p>
      <text:p text:style-name="P40">Селестия развернула моё кресло к себе и задумчиво посмотрела мне в глаза.</text:p>
      <text:p text:style-name="P40">– Очевидно, мне стоит рассказать тебе, Макс, откуда произошли пегасы и единороги.</text:p>
      <text:p text:style-name="P40">В истории Эквестрии далеко не всегда были относительно светлые времена. – продолжила она. – Да, сейчас путём успешной дипломатии, <text:span text:style-name="T30">развитой магии,</text:span>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0">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0">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0">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0">– А как выглядят сами истинные единороги? – спросил я.</text:p>
      <text:p text:style-name="P40">– Это благородные создания с длинным, как у аликорнов, рогом, раздвоенными копытами и львиными хвостами с кисточкой. Несмотря на то, что они, <text:span text:style-name="T30">как и мы,</text:span> не стареют, их почти не осталось в наше время. Они практически полностью смешались с народом пони.</text:p>
      <text:p text:style-name="P40">– Ха! – ответил я. – В моём мире они также известны. Правда, как несуществующий, сказочный вид.</text:p>
      <text:p text:style-name="P40">–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0">– Ишь ты! А что было дальше?</text:p>
      <text:p text:style-name="P40">– Дальше начался золотой век. Об этом уже говорится в <text:span text:style-name="T30">документальной</text:span> истории. После долгих мытарств, три расы пони смогли объединить усилия и создать государство Эквестрия. Управление климатом пегасами сделало земли <text:span text:style-name="T30">страны</text:span>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0">Как видишь, именно то, что ты называешь «межвидовыми спариваниями», стало залогом успеха и устойчивого развития Эквестрии.</text:p>
      <text:p text:style-name="P40"/>
      <text:p text:style-name="P40">Селестия встала, <text:span text:style-name="T11">потяну</text:span><text:span text:style-name="T14">лась</text:span><text:span text:style-name="T11"> как кошка,</text:span> и пошла к выходу. У самой двери она обернулась ко мне.</text:p>
      <text:p text:style-name="P40">– Сто лет не гуляла по парку. Составишь мне компанию?</text:p>
      <text:p text:style-name="P111">Я поднялся с кресла, гадая, шутила Селестия про сто лет, или нет?</text:p>
      <text:p text:style-name="P40">Дворцовый газон в северной стороне граничил с Круглым парком. <text:span text:style-name="T26">Пройдя</text:span> <text:span text:style-name="T29">под вековыми дубами </text:span>по его внешней дорожке <text:span text:style-name="T26">четверть окружности, Селестия свернула к центру.</text:span></text:p>
      <text:p text:style-name="P97">– <text:span text:style-name="T27">Где-то тут было укромное местечко. О, небо, как тут всё изменилось! Ага, вот! – аликорница отогнула колючую ветку можжевельника и пропустила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span></text:p>
      <text:p text:style-name="P98"><text:soft-page-break/><text:span text:style-name="T27">–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Можно было лежать в тишине, смотреть на небо и предаваться печали.</text:span></text:p>
      <text:p text:style-name="P98"><text:span text:style-name="T27">– А о чём ты грустила?</text:span></text:p>
      <text:p text:style-name="P99"><text:span text:style-name="T27">–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раньше месяцы. Наконец, всё сливается в непрерывную карусель времён года — и нет этому конца и края. От этого в конце-концов, можно сойти с ума!</text:span></text:p>
      <text:p text:style-name="P100"><text:span text:style-name="T27">– Но ты не выглядишь сумасшедшей.</text:span></text:p>
      <text:p text:style-name="P101"><text:span text:style-name="T27">– О нет, не я! – аликорница хохотнула, отвлёкшись на мгновение. – Я не настолько стара! Про сводящую с ума карусель из времён года я пересказала тебе со слов Дискорда в момент его кратковременного просветления. Что касается аликорнов, нас угнетает другое.</text:span></text:p>
      <text:p text:style-name="P102"><text:span text:style-name="T27">Аликорны очень одиноки, Макс. Годы со временем становятся проблемой. Теряешь способность налаживать контакты с окружающими. В золотой период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span></text:p>
      <text:p text:style-name="P102"><text:span text:style-name="T27">– Постой, а как же Луна? Мне показалось, она питала тёплые чувства к Кимеринну?</text:span></text:p>
      <text:p text:style-name="P106">Селестия задумалась, автоматически ковыряя копытом ямку под валуном.</text:p>
      <text:p text:style-name="P103"><text:span text:style-name="T27">– Луна ещё свежа чувствами, поскольку только недавно возвратилась из заточения. Тысячелетнее от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span></text:p>
      <text:p text:style-name="P104"><text:span text:style-name="T27">– А Дискорд? Ты говорила, он от древности вообще сбрендил. Тем-не-менее, он определённо «подъезжал» к Луне тогда, в развалинах.</text:span></text:p>
      <text:p text:style-name="P104"><text:span text:style-name="T27">– Не обращай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span></text:p>
      <text:p text:style-name="P113">Я задумался, осмысливая услышанное. Как-то не вязалось сидящее передо мною изящное создание с тысячелетней историей и десятками ушедших во тьму поколений пони.</text:p>
      <text:p text:style-name="P105"><text:span text:style-name="T2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span></text:p>
      <text:p text:style-name="P114">Селестия рассмеялась.</text:p>
      <text:p text:style-name="P114"><text:span text:style-name="T27">– </text:span>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text:span text:style-name="T33">— формально </text:span>химеры второго, так как грифоны сами являются химерами. Аликорны же… Ай!</text:p>
      <text:p text:style-name="P114">Селестия вскочила с места.</text:p>
      <text:p text:style-name="P108">– АЙ-Я-Я-Я-Я-Й!</text:p>
      <text:p text:style-name="P108"><text:span text:style-name="T31">Аликорница</text:span> закружилась на месте, кусая бляху накрупника. Громкое скрежетание сменилось лязгом железа о камень, когда <text:span text:style-name="T32">она</text:span> с силой впечатала круп в валун.</text:p>
      <text:p text:style-name="P108"><text:soft-page-break/>– Раньше тут не было муравейника! – Селестия с мольбой взглянула на меня. – Мааакс! Помоги! Я ж сейчас свихнусь почище Дискорда!</text:p>
      <text:p text:style-name="P115">Аликорница вскочила и начала крутиться в обратную сторону.</text:p>
      <text:p text:style-name="P109"><text:span text:style-name="T28">– Вот нечего землю ковырять там, где не надо! Стой!!! – я схватил её за хвост, останавливая. Затем осторожно завёл руку под накрупник.</text:span></text:p>
      <text:p text:style-name="P109">…</text:p>
      <text:p text:style-name="P110"><text:span text:style-name="T28">– Уффф!</text:span></text:p>
      <text:p text:style-name="P125"/>
      <text:p text:style-name="P103"/>
      <text:p text:style-name="P40">Селестия наконец успокоилась и продолжила.</text:p>
      <text:p text:style-name="P40">– А об каких жеребятах ты упоминал?</text:p>
      <text:p text:style-name="P40">&lt;Индиго Мэдтроттер утратила Шейлу Блюскай. Селестия вспоминает эпизод с Шейлой.&gt;</text:p>
      <text:p text:style-name="P40"/>
      <text:p text:style-name="P107"><text:span text:style-name="T11"/></text:p>
      <text:p text:style-name="P107"/>
      <text:p text:style-name="P32">&lt;Продолжение разговора - «на чём мы остановились?»&gt;</text:p>
      <text:p text:style-name="P40"/>
      <text:p text:style-name="P39"><text:span text:style-name="T1">&lt;</text:span>сюжеты из 1001 ночи<text:span text:style-name="T1">&gt;</text:span></text:p>
      <text:p text:style-name="P40">&lt;Упоминание Стар Свирлом элементов гармонии&gt;</text:p>
      <text:p text:style-name="P42">&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Луна похожа на худую клячу. У Макса разговор с Луной — она во сне понимает, что это сон и напутствует Макса&gt;</text:p>
      <text:p text:style-name="P38"/>
      <text:p text:style-name="P37"/>
      <text:p text:style-name="P2">Дверь в библиотеку открылась и внутрь заглянул стражник из внутренней стражи.</text:p>
      <text:p text:style-name="P2"><text:span text:style-name="T5">– </text:span>Её Высочество Принцесса Селестия хочет видеть вас, человек Макс.</text:p>
      <text:p text:style-name="P2">Я оторвался от трактата <text:span text:style-name="T1">С</text:span>вирла Бородатого <text:span text:style-name="T5">&lt;&gt;.</text:span></text:p>
      <text:p text:style-name="P2">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text:span text:style-name="T5">–</text:span> Уже иду. Где я могу её найти?</text:p>
      <text:p text:style-name="P2"><text:span text:style-name="T5">–</text:span> Я проведу вас, человек Макс. <text:span text:style-name="T5">–</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text:soft-page-break/>скоро узнаю, с добром или злом послали.</text:p>
      <text:p text:style-name="P2">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text:span text:style-name="T5">–</text:span> Её высочество у себя в покоях. Проходите.</text:p>
      <text:p text:style-name="P2"><text:span text:style-name="T5">–</text:span> Пегас занял свой пост у двери напротив своего собрата.</text:p>
      <text:p text:style-name="P2">За дверью оказался небольшой коридорчик, выход из которого был прикрыт свисающими гирляндами плюща.</text:p>
      <text:p text:style-name="P2">Раздвинув живой полог, я огляделся.</text:p>
      <text:p text:style-name="P2">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5">&lt;</text:span><text:span text:style-name="T12">На самом деле, Селестия — сибаритка, в отличие от спартанки - Луны</text:span><text:span text:style-name="T5">&gt;</text:span></text:p>
      <text:p text:style-name="P2">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pan text:style-name="T1">–</text:span> Здравствуй…те, Ваше Высочество.</text:p>
      <text:p text:style-name="P2"><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5">&lt;</text:span><text:span text:style-name="T11">Одним из таких немногих был Кимеринн</text:span><text:span text:style-name="T5">&gt;</text:span>…</text:p>
      <text:p text:style-name="P2"><text:span text:style-name="T5">–</text:span> Мне очень жаль, что так получилось… Селестия.</text:p>
      <text:p text:style-name="P2">Она через силу улыбнулась. </text:p>
      <text:p text:style-name="P2"><text:s/><text:span text:style-name="T5">–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5">—</text:span> принцесса указала на горку подушек, сложенных на ковре с длиннейшим ворсом - и приготовься слушать.</text:p>
      <text:p text:style-name="P2">Селестия устроилась на ковре напротив меня и начала рассказ.</text:p>
      <text:p text:style-name="P14">&lt;<text:span text:style-name="T12">После секса, Селестия отказывает Максу в аудиенции (стыдится?). Только перед его отъездом из Кантерлота она прощается с ним</text:span>&gt;</text:p>
      <text:p text:style-name="P14">&lt;<text:span text:style-name="T11"> - А почему ты смеялась, когда я обблевал тебе копыто?</text:span></text:p>
      <text:p text:style-name="P14"><text:span text:style-name="T11">- Ты стоял тогда такой жалкий, обблёванный, беспомощный, - но всё равно старался помочь мне. Это было так трогательно <text:s/></text:span>&gt;</text:p>
      <text:p text:style-name="P4">***</text:p>
      <text:p text:style-name="P2"><text:span text:style-name="T5"/></text:p>
      <text:p text:style-name="P2"><text:span text:style-name="T5">&lt;</text:span><text:span text:style-name="T11">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14"/>
      <text:h text:style-name="P128" text:outline-level="2"><text:soft-page-break/>Рассказ Селестии <text:span text:style-name="T11">(“1001 ночь”)</text:span></text:h>
      <text:p text:style-name="P7"/>
      <text:p text:style-name="P2">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5">–</text:span> осень, за осенью <text:span text:style-name="T5">–</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5">&lt;</text:span><text:span text:style-name="T12">...</text:span><text:span text:style-name="T5">&gt;</text:span></text:p>
      <text:p text:style-name="P2">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2"><text:span text:style-name="T5">–</text:span> Постой, постой, <text:span text:style-name="T5">–</text:span> я попыталась удержать ускользающую тень сомнения. <text:span text:style-name="T5">–</text:span> Ты, кажется, говорил о восьмими жеребятах, не сдавших выпускные лётные экзамены?</text:p>
      <text:p text:style-name="P2"><text:span text:style-name="T5">–</text:span> Да, Ваше Высочество, <text:span text:style-name="T5">–</text:span> гонец потупил взгляд, глаза его забегали, <text:span text:style-name="T5">–</text:span> по состоянию здоровья.</text:p>
      <text:p text:style-name="P2"><text:span text:style-name="T5">–</text:span> Какая болезнь посетила Клаудсдейл, что целых два крыла жеребят пропустили экзамены?</text:p>
      <text:p text:style-name="P2"><text:span text:style-name="T5">–</text:span> Эммм… Они… м-м-м… не больны… в некотором смысле… <text:span text:style-name="T5">–</text:span> гонец изо всех сил ковырял копытом дворцовую плитку, пряча взгляд. <text:span text:style-name="T5">–</text:span> Они… мнэээ… сами… в некотором роде… кхм. Нервный срыв. Переутомление и бессонница… Кхм.</text:p>
      <text:p text:style-name="P2"><text:span text:style-name="T5">–</text:span> Сами <text:span text:style-name="T5">—</text:span> что? <text:span text:style-name="T5">–</text:span> Я постепенно начала понимать причину смущения гонца.</text:p>
      <text:p text:style-name="P2"><text:span text:style-name="T5">–</text:span> Сами… эээ… вроде как… ну… отказались…</text:p>
      <text:p text:style-name="P2">Пегас понурил голову и пытался протереть копытом пол.</text:p>
      <text:p text:style-name="P2">Я всё поняла. Для пегаса смысл жизни <text:span text:style-name="T5">—</text:span> в возможности летать. И добровольно отказаться от полётов для пегаса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2"><text:span text:style-name="T5">–</text:span> Пригласите этих жеребят во дворец. Я хочу поговорить с ними. </text:p>
      <text:p text:style-name="P2"><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2">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4">***</text:p>
      <text:p text:style-name="P2"><text:span text:style-name="T5">– </text:span>Добрый день, Ваше Высочество! <text:span text:style-name="T5">–</text:span> семь молоденьких пегасов склонились в поклоне. <text:span text:style-name="T5">–</text:span> Позвольте представиться! <text:span text:style-name="T5">–</text:span> жеребята по очереди назвали свои имена.</text:p>
      <text:p text:style-name="P2"><text:span text:style-name="T5">–</text:span> А где восьмой? <text:span text:style-name="T5">–</text:span> удивилась я. <text:span text:style-name="T5">–</text:span> Мне сказали, вас было восемь. Восемь отказавшихся летать.</text:p>
      <text:p text:style-name="P2"><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2"><text:span text:style-name="T5">–</text:span> Успокойтесь, малыши, <text:span text:style-name="T5">–</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2">Наступило молчание. Жеребята переминались с ноги на ногу, прятали глаза, но отвечать никто не хотел.</text:p>
      <text:p text:style-name="P2"><text:span text:style-name="T1">– </text:span>Ну, это… <text:span text:style-name="T1">–</text:span> шмыгнул старший. <text:span text:style-name="T1">–</text:span> Не знаю, как другие, а я накануне потянул крыло.</text:p>
      <text:p text:style-name="P2"><text:soft-page-break/><text:span text:style-name="T1">–</text:span> А я простудилась.</text:p>
      <text:p text:style-name="P2"><text:span text:style-name="T1">–</text:span> А я отравился болиголовом.</text:p>
      <text:p text:style-name="P2"><text:span text:style-name="T1">–</text:span> А я…</text:p>
      <text:p text:style-name="P2">Семь схожих объяснений прозвучало в унисон. Самое смешное было у маленькой <text:s/>пегаски.</text:p>
      <text:p text:style-name="P2"><text:span text:style-name="T1">–</text:span> У тебя болел зуб и ты отказалась летать?</text:p>
      <text:p text:style-name="P2"><text:span text:style-name="T1">–</text:span> Я обвела жеребят долгим взглядом.</text:p>
      <text:p text:style-name="P2"><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2"><text:span text:style-name="T1">–</text:span> Ну, мои дорогие, теперь расскажите своей принцессе правду. Ваша ложь меня очень расстраивает.</text:p>
      <text:p text:style-name="P2">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2"><text:span text:style-name="T1">–</text:span> Ну же, Бинки, расскажи, что у тебя стряслось? Не бойся…</text:p>
      <text:p text:style-name="P2"><text:span text:style-name="T1">–</text:span> А-а-а-а-а-а я-а-а-а-а боюу-у-у-у-усь! <text:span text:style-name="T1">–</text:span> расплакалась Бинки Софтмэйн, прикрыв голову копытцами.</text:p>
      <text:p text:style-name="P2"><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2"><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2"><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2"><text:span text:style-name="T1">–</text:span> И я!</text:p>
      <text:p text:style-name="P2"><text:span text:style-name="T1">– </text:span>И я тоже!</text:p>
      <text:p text:style-name="P2">Жеребята один за другим подтвердили то же самое.</text:p>
      <text:p text:style-name="P2">На этот раз они не лгали. Я не могла поверить в это, но сейчас они говорили от души.</text:p>
      <text:p text:style-name="P2"><text:span text:style-name="T1">–</text:span> Кто рассказал вам это? Эту… ложь?</text:p>
      <text:p text:style-name="P2"><text:span text:style-name="T1">–</text:span> Никто. Просто знаю. <text:span text:style-name="T1">–</text:span> Старший жеребёнок упрямо уставился в пол.</text:p>
      <text:p text:style-name="P2"><text:span text:style-name="T5">–</text:span> И я.</text:p>
      <text:p text:style-name="P2"><text:span text:style-name="T5">–</text:span> И я тоже.</text:p>
      <text:p text:style-name="P2"><text:span text:style-name="T5">–</text:span> И я-а-а-а-а-а!</text:p>
      <text:p text:style-name="P2">Это было какое-то сумасшествие! Фабрика, перерабатывающая не сдавших лётные экзамены жеребят на радугу… Он искренне в это верили.</text:p>
      <text:p text:style-name="P2">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2"/>
      <text:h text:style-name="P128" text:outline-level="2">ЛСД-чаепитие</text:h>
      <text:p text:style-name="P2"/>
      <text:p text:style-name="P2">Селестия встала с ковра, подошла к небольшой жаровне и поставила на неё пузатый серебряный чайничек.</text:p>
      <text:p text:style-name="P2"><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text:soft-page-break/><text:span text:style-name="T1">–</text:span> Спасибо, Селестия. Пожалуй, буду “кантерлотский королевский”.</text:p>
      <text:p text:style-name="P2"><text:span text:style-name="T1">–</text:span> Зови меня Тия. Не хочу слышать официоз у себя дома.</text:p>
      <text:p text:style-name="P2"><text:span text:style-name="T1">–</text:span> Селестия открыла кухонный шкафчик и, потянув зубами за золотой шнурок, вытащила чёрный с золотом пакетик.</text:p>
      <text:p text:style-name="P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text:span text:style-name="T1">–</text:span> Селестия разожгла горелку, опустила два пакетика в чайник и достала из шкафчика две розовые чашки в золотой горошек.</text:p>
      <text:p text:style-name="P2"><text:span text:style-name="T1">–</text:span> Тебе помочь? <text:span text:style-name="T1">–</text:span> я привстал с подушек.</text:p>
      <text:p text:style-name="P2"><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
      <text:p text:style-name="P28"><text:span text:style-name="T5">&lt;</text:span>в сцене 34 - Тия при заварке чая добавляет порошок в огонь - тот становится голубым. А в чай - щепотку афродизиака<text:span text:style-name="T5">&gt;</text:span></text:p>
      <text:p text:style-name="P2"/>
      <text:p text:style-name="P2"><text:span text:style-name="T5">–</text:span> И что же, те жеребята перестали бояться экзаменов?</text:p>
      <text:p text:style-name="P2"><text:span text:style-name="T5">–</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text:span text:style-name="T5">–</text:span> Но это было только начало.</text:p>
      <text:p text:style-name="P2">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text:span text:style-name="T5">–</text:span> Ты вылила заварку? Зачем? - удивился я.</text:p>
      <text:p text:style-name="P2"><text:span text:style-name="T5">–</text:span> Моя маленькая месть дворцовым ритуалам. Только между нами! <text:span text:style-name="T5">–</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text:span text:style-name="T5">–</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text:span text:style-name="T5">–</text:span> Ты могла бы нести меня телекинезом. Я, после того, как узнал о ваших способностях, удивлялся, почему ты этого не сделала?</text:p>
      <text:p text:style-name="P2"><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28"><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2">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pan text:style-name="T5">–</text:span> А что же было дальше? Ты сказала, что случай с жеребятами был только началом?</text:p>
      <text:p text:style-name="P2"><text:span text:style-name="T5">–</text:span> А дальше всё было хуже, намного хуже...</text:p>
      <text:p text:style-name="P2"><text:soft-page-break/></text:p>
      <text:h text:style-name="P128" text:outline-level="2">Рейд пони-рэйнджеров</text:h>
      <text:p text:style-name="P2"/>
      <text:p text:style-name="P26">(леденящий душу триллер, музыка тревожная)</text:p>
      <text:p text:style-name="P6">&lt;<text:span text:style-name="T11">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2"><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2"><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2"><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2"><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2"><text:soft-page-break/><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5">–</text:span> Шанту?</text:p>
      <text:p text:style-name="P2"><text:span text:style-name="T5">–</text:span> Ваше Высочество? Мы никогда не встречали такое существо раньше и я…</text:p>
      <text:p text:style-name="P2"><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0">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5">&lt;</text:span><text:span text:style-name="T12">Добавить кокатрикса, мантикору и древесных волков. Тентаклианы переименовать в пландерсиды</text:span><text:span text:style-name="T5">&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5">&lt;</text:span><text:span text:style-name="T11">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2"><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5">–</text:span> Странно, кто-то ходил к замку после того, как он был заброшен, <text:span text:style-name="T5">–</text:span> пробормотал Мэдтроттер. <text:span text:style-name="T5">–</text:span> <text:soft-page-break/>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5">–</text:span> Дискорд! Что их убило? <text:span text:style-name="T5">–</text:span> присвистнул обошедший Хорста с другой стороны Калрус.</text:p>
      <text:p text:style-name="P2"><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5">–</text:span> Это королевский конвой. Такие были на службе у принцесс ещё лет двадцать назад, до Раздора.</text:p>
      <text:p text:style-name="P2"><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4">***</text:p>
      <text:p text:style-name="P2"><text:span text:style-name="T5">–</text:span> Откуда там останки пегасов? Кто мог поймать их там? Они могут уйти от любой засады.</text:p>
      <text:p text:style-name="P2"><text:span text:style-name="T5">–</text:span> Не знаю, как насчёт летунов, принцессса, но когда мы осматривали кости, на нас было совершено нападение...</text:p>
      <text:p text:style-name="P2"><text:span text:style-name="T5">–</text:span> Вот как? На королевскую стражу в центре Эквестрии? Кто же это был?</text:p>
      <text:p text:style-name="P2"><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1">???</text:span><text:span text:style-name="T5">&gt;</text:span></text:p>
      <text:p text:style-name="P2">Луна обошла Кимеринна. </text:p>
      <text:p text:style-name="P2"><text:span text:style-name="T5">–</text:span> У вас рассечен бок. И колотая рана на шее.</text:p>
      <text:p text:style-name="P2"><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2"><text:span text:style-name="T5">–</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5">–</text:span> Я ценю вашу службу и хочу достойно наградить вас. Спрашивайте.</text:p>
      <text:p text:style-name="P2"><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2"><text:soft-page-break/><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2">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5">–</text:span> Ну что же… Я рада оказать такую услугу… Тебе…</text:p>
      <text:p text:style-name="P2"><text:span text:style-name="T5">–</text:span> Принцесса…</text:p>
      <text:p text:style-name="P2"><text:span text:style-name="T5">–</text:span> Луна, мой дорогой. Для тебя <text:span text:style-name="T5">—</text:span> Луна…</text:p>
      <text:p text:style-name="P2">...</text:p>
      <text:p text:style-name="P2"/>
      <text:h text:style-name="P128" text:outline-level="2">Рейд пони-рэйнджеров-2 (<text:span text:style-name="T11">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5">&lt;</text:span><text:span text:style-name="T11">гидрорысью</text:span><text:span text:style-name="T5">&gt;</text:span> и нападением <text:span text:style-name="T5">&lt;</text:span><text:span text:style-name="T11">тентаклиан</text:span><text:span text:style-name="T5">&gt;</text:span> казался мне ещё опаснее. А если этот корабль обследовать как следует…</text:p>
      <text:p text:style-name="P2"><text:span text:style-name="T5">–</text:span> Заночуем внутри. - <text:span text:style-name="T1">р</text:span>ешил я.</text:p>
      <text:p text:style-name="P2"><text:span text:style-name="T5">&lt;</text:span><text:span text:style-name="T11">Нужен ли тут самолёт? Нужен артефакт из Fallout Equestria - летучий корабль</text:span>?<text:span text:style-name="T5">&gt;</text:span></text:p>
      <text:p text:style-name="P2">Утро встретило нас туманом. Я пытался рассмотреть руины замка на противоположном берегу.</text:p>
      <text:p text:style-name="P2"><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2"><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text:soft-page-break/>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5">–</text:span> Поворачивайте, уходите от болота! <text:span text:style-name="T5">–</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5">–</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5">– </text:span>Схватил бы за крыло <text:span text:style-name="T5">—</text:span> я бы не вырвался.</text:p>
      <text:p text:style-name="P2">Я взглянул вверх. На металлической стенке чётко отпечатались четыре полукруга копыт. </text:p>
      <text:p text:style-name="P2"><text:span text:style-name="T5">–</text:span> И пришлось бы тебе за меня во дворце отдуваться.</text:p>
      <text:p text:style-name="P2"><text:span text:style-name="T5">–</text:span> Нашел что-нибудь интересное в развалинах?</text:p>
      <text:p text:style-name="P2"><text:span text:style-name="T5">–</text:span> А как же! Странное такое. Похожее на обезьяну. Но стройнее и грациознее. И оно было одето…</text:p>
      <text:p text:style-name="P2"><text:span text:style-name="T5">–</text:span> Одето?</text:p>
      <text:p text:style-name="P2"><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5">–</text:span> Ещ одно неизвестное чудовище! <text:s/>Что-то их тут много развелось.</text:p>
      <text:p text:style-name="P2">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text:soft-page-break/>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5">–</text:span> Вы ведь в неопасное место идёте, да?</text:p>
      <text:p text:style-name="P2"><text:span text:style-name="T5">–</text:span> Да, Силк Мэйн, в неопасное.</text:p>
      <text:p text:style-name="P2"><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5">–</text:span> Силк, не волнуйся, если будет опасно, мы сразу же повернём. (И пойдём другой дорогой <text:span text:style-name="T5">—</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5">—</text:span> ничтожны.</text:p>
      <text:p text:style-name="P2"><text:span text:style-name="T5">–</text:span> Возвращаемся, Мэдди, <text:span text:style-name="T5">–</text:span> решил я. <text:span text:style-name="T5">–</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28"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5">–</text:span> Пони умеют переносить тяготы, Макс. <text:span text:style-name="T5">–</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2"><text:span text:style-name="T5">–</text:span> Нет, вполне тепло. <text:span text:style-name="T5">–</text:span> Я тоже встал с подушек размять затёкшие ноги.</text:p>
      <text:p text:style-name="P2"><text:soft-page-break/><text:span text:style-name="T5">–</text:span> Уборная там. <text:span text:style-name="T5">–</text:span> Селестия показала на неприметную дверцу за занавеской в углу.</text:p>
      <text:p text:style-name="P2"><text:span text:style-name="T5">–</text:span> Как ты догадалась? <text:span text:style-name="T5">–</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5">&lt;</text:span><text:span text:style-name="T11">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2"><text:span text:style-name="T5">&lt;</text:span><text:span text:style-name="T11">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5">–</text:span> То есть, Кимеринн видел человека у развалин замка?</text:p>
      <text:p text:style-name="P2"><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5">–</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5">–</text:span> А кто-нибудь поблизости не заметил, как они исчезают?</text:p>
      <text:p text:style-name="P2"><text:span text:style-name="T5">–</text:span> Нет. Пропадают только пони без пары. Те, кто спят в одиночестве. Это началось полгода назад. Пропало уже больше сотни пони.</text:p>
      <text:p text:style-name="P2"/>
      <text:p text:style-name="P2">&lt;- Говорят, по Мэйнхеттену носятся стаи алмазных псов. Они вылезли из своих пещер и теперь скулят, пытаясь спрятаться в подворотнях. Они в ужасе говорят, в их подземных ходах начал проваливаться пол.</text:p>
      <text:p text:style-name="P2">- Куда проваливаться? - спросил я.</text:p>
      <text:p text:style-name="P2">- Они не знают. В тех провалах не видно дна...&gt;</text:p>
      <text:p text:style-name="P2"/>
      <text:p text:style-name="P2">Тут Селестия наклонила шею ко мне и прошептала в ухо:</text:p>
      <text:p text:style-name="P2"><text:soft-page-break/><text:span text:style-name="T5">–</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5">—</text:span> и всё рассыпется в прах. Вот так: миг <text:span text:style-name="T5">—</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5">—</text:span> часть меня, и он <text:span text:style-name="T5">—</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5">–</text:span> Тия, я…</text:p>
      <text:p text:style-name="P2"><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2">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2"><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text:span text:style-name="T5">&lt;</text:span><text:span text:style-name="T11">34 - утерянная глава </text:span><text:span text:style-name="T5">&gt;</text:span></text:p>
      <text:p text:style-name="P2"><text:span text:style-name="T5">&lt;</text:span><text:span text:style-name="T11">34 с Селестией - забытая глава - утерянная память под воздействием порошка из надкрыльев скарабеев. - аванс за спасение Эквестрии</text:span><text:span text:style-name="T5">&gt;</text:span></text:p>
      <text:p text:style-name="P2">Селестия встала и начала по очереди сгибать-разгибать ноги, разминая суставы.</text:p>
      <text:p text:style-name="P2"><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2"><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text:soft-page-break/></text:p>
      <text:h text:style-name="P128" text:outline-level="2">В библиотеке замка Селестии</text:h>
      <text:p text:style-name="P68"/>
      <text:p text:style-name="P28">“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5">&lt;</text:span><text:span text:style-name="T11">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1">название библиотеки</text:span><text:span text:style-name="T5">&gt;</text:span>, пытаясь найти хоть какую-нибудь зацепку. Но всё тщётно.</text:p>
      <text:p text:style-name="P2">Если верить заклинанию, я <text:span text:style-name="T5">—</text:span> внешняя сила, и если меня хорошо попросить <text:span text:style-name="T5">&lt;</text:span><text:span text:style-name="T11">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5">&lt;</text:span>Ожидание<text:span text:style-name="T5">&gt;</text:span></text:p>
      <text:p text:style-name="P2">Наконец двери зала для приёмов растворились, и оттуда вышел потерянного вида пегас.<text:span text:style-name="T5">&lt;</text:span><text:span text:style-name="T12">Расписать в красках церемонию приёма посетителей, как и все остальные церемонии</text:span><text:span text:style-name="T5">&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5">–</text:span> А, это ты, Макс? <text:span text:style-name="T5">–</text:span> она повернулась ко мне. <text:span text:style-name="T5">–</text:span> Какие новости?</text:p>
      <text:p text:style-name="P2"><text:span text:style-name="T5">–</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Селестия слабо улыбнулась.</text:p>
      <text:p text:style-name="P2"><text:span text:style-name="T5">–</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5">–</text:span> Селестия подошла к фонтанчику, обмакнула в него копыто и провела им по лбу. <text:span text:style-name="T5">–</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text:span text:style-name="T5">–</text:span> Пятьдесят шесть из восьмидесяти? И чем это грозит? Ведь даже не сдав экзамен они не разучатся летать?</text:p>
      <text:p text:style-name="P2"><text:soft-page-break/><text:span text:style-name="T5">–</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text:span text:style-name="T5">–</text:span> А почему вы не поселитесь в более пригодном для земледелия месте?</text:p>
      <text:p text:style-name="P2"><text:span text:style-name="T5">–</text:span> К сожалению, Эквестрия <text:span text:style-name="T5">—</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королевской печатью, вручила мне.</text:p>
      <text:p text:style-name="P2"><text:span text:style-name="T5">–</text:span> Вот рекомендательное письмо мэру Понивилля. Вручишь его ей и она выделит тебе жильё и окажет посильную помощь. Если что-то выяснишь <text:span text:style-name="T5">—</text:span> держи меня в ведении. Посылай письма Спайком, он настроен на меня. Этот милый дракончик <text:span text:style-name="T5">—</text:span> ассистент моей ученицы, Твайлайт Спаркл. С ней ты уже знаком.</text:p>
      <text:p text:style-name="P2">Я кивнул.</text:p>
      <text:p text:style-name="P2"><text:span text:style-name="T5">–</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5">–</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text:span text:style-name="T5">–</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5">&lt;</text:span><text:span text:style-name="T12">упомянуть проблески розового цвета</text:span><text:span text:style-name="T5">&gt;</text:span>. Хвост тоже почти подметал пол <text:span text:style-name="T5">—</text:span> это стало заметно, когда она начала двигаться.</text:p>
      <text:p text:style-name="P2"/>
      <text:p text:style-name="P33">– Говорят, по Мэйнхеттену носятся стаи алмазных псов. Они <text:span text:style-name="T5">&lt;</text:span>в ужасе<text:span text:style-name="T5">&gt;</text:span> повылазили из своих пещер и теперь скулят и пытаются спрятаться в подворотнях. Говорят, в их подземных ходах начал проваливаться пол</text:p>
      <text:p text:style-name="P33">– Куда проваливаться? – не понял я</text:p>
      <text:p text:style-name="P33">– Они не знают. В тех провалах не видно дна...</text:p>
      <text:p text:style-name="P2"/>
      <text:h text:style-name="P128"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4"><text:soft-page-break/>***</text:p>
      <text:p text:style-name="P2"><text:span text:style-name="T5">–</text:span> Привет, Твайлайт Спаркл! Ещё не поздно?</text:p>
      <text:p text:style-name="P2"><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2"><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2"><text:span text:style-name="T5">–</text:span> М-м-м. В описании заклинания Свирл упоминал гармонию. Я и подумал, а что, если это кат-то связано с тобой и твоими друзьями?</text:p>
      <text:p text:style-name="P2"><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2"><text:span text:style-name="T5">–</text:span> М-м-м… “...на укрепление гармонии нашего континуума...”.</text:p>
      <text:p text:style-name="P2">Твайлайт начала в возбуждении ходить по читальному залу.</text:p>
      <text:p text:style-name="P2"><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6">заклинание равновесия, в описании к которому есть ссылка на заклинание роста </text:span><text:span text:style-name="T17">(вставить шутку в стиле Влада)</text:span><text:span text:style-name="T16">.</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2">аликорнице?</text:span><text:span text:style-name="T5">&gt;</text:span>.</text:p>
      <text:p text:style-name="P2"><text:span text:style-name="T5">–</text:span> Да нет, всё в порядке, Спайк. <text:span text:style-name="T5">–</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5">–</text:span> Вообще-то говоря, мне каждеся, внешняя сила <text:span text:style-name="T1">—</text:span> это я. Я точно произошёл не в Эквестрии и вообще не в этом мире.</text:p>
      <text:p text:style-name="P2"><text:span text:style-name="T5">–</text:span> Да, логично, <text:span text:style-name="T5">–</text:span> сказала в нос Твайлайт. <text:span text:style-name="T5">–</text:span> Могла бы и сама догадаться.</text:p>
      <text:p text:style-name="P2"><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2"><text:span text:style-name="T5">–</text:span> Заклинания Свирла Бородатого обычно срабатывают без ошибок.</text:p>
      <text:p text:style-name="P2"><text:span text:style-name="T5">–</text:span> Если их правильно вызывают, <text:span text:style-name="T5">–</text:span> пробурчал возвратившийся Спайк, укладываясь в корзинку.</text:p>
      <text:p text:style-name="P2"><text:span text:style-name="T5">–</text:span> Что он имел ввиду?</text:p>
      <text:p text:style-name="P2"><text:soft-page-break/><text:span text:style-name="T5">–</text:span> Нууу, - Твайлайт смутилась, <text:span text:style-name="T5">–</text:span> заклинание сработало со второй попытки. В первый раз, с <text:span text:style-name="T16">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2"/>
      <text:p text:style-name="P2"><text:span text:style-name="T5">&lt;</text:span><text:span text:style-name="T11">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2"><text:span text:style-name="T5">–</text:span> Да, печально получилось <text:span text:style-name="T5">&lt;</text:span><text:span text:style-name="T12">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5">–</text:span> Нет, она мне ничего не говорила. Но, видишь ли, ваше королевство и вы сами описаны в моём мире в детском сериале.</text:p>
      <text:p text:style-name="P2"><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5">–</text:span> Вряд ли кто-то из людей побывал здесь до меня. До вас ведь никто не вызывал это заклинание Свирла?</text:p>
      <text:p text:style-name="P2"><text:span text:style-name="T5">–</text:span> Нет. Собрание столь сильных магов запомнилось бы.</text:p>
      <text:p text:style-name="P2"><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5">–</text:span> Вам нравятся рассказы про Эквестрию? <text:span text:style-name="T5">–</text:span> Твайлайт улыбнулась.</text:p>
      <text:p text:style-name="P2"><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5">–</text:span> Брони?</text:p>
      <text:p text:style-name="P2"><text:span text:style-name="T5">–</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5">–</text:span> Ого! У нас есть поклонники! Интересно было бы поговорить об этом с твоим другом.</text:p>
      <text:p text:style-name="P2"><text:span text:style-name="T5">–</text:span> Его нет. Он погиб полгода назад.</text:p>
      <text:p text:style-name="P2"><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2"><text:span text:style-name="T5">–</text:span> Всё в порядке, Твайлайт.</text:p>
      <text:p text:style-name="P2"><text:soft-page-break/>Твайлайт подошла к нише у двери, зажгла небольшую горелку и поставила на неё небольшой изящный чайничек</text:p>
      <text:p text:style-name="P2"><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5">–</text:span> Нууу, я не думаю, что это описан наша Терра. У нас ничего подобного не водится.</text:p>
      <text:p text:style-name="P2"><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5">–</text:span> Печенье испёк Спайк. Он на удивление искусный повар, когда на него находит вдохновение.</text:p>
      <text:p text:style-name="P2"><text:span text:style-name="T5">–</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5">–</text:span> Я помню, ваша магия Элементов Гармонии обладает большой силой.</text:p>
      <text:p text:style-name="P2"><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5">–</text:span> Для восстановления гармонии, говришь, <text:span text:style-name="T5">–</text:span> я почесал затылок.</text:p>
      <text:p text:style-name="P2"><text:span text:style-name="T5">–</text:span> Ну да, это так. Большие возмущения гармонии можно исправить только с помощью… Ой!..</text:p>
      <text:p text:style-name="P2"><text:span text:style-name="T5">–</text:span> Угу, вот именно. Сейчас имеем “большое возмущение гармонии”.</text:p>
      <text:p text:style-name="P2">Твайлайт прижала копыта к вискам.</text:p>
      <text:p text:style-name="P2"><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5">–</text:span> Найтмэр Мун и Дискорд не разорвались и не сгорели.</text:p>
      <text:p text:style-name="P2"><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5">&lt;</text:span><text:span text:style-name="T11">Во время удара магией гармонии Макс впервые видит звёздного аликорна. Тот ему показывает, что </text:span><text:soft-page-break/><text:span text:style-name="T11">мир Террыи мир Эквестрии взаимосвязаны (инь-янь)</text:span><text:span text:style-name="T5">&gt;</text:span></text:p>
      <text:p text:style-name="P14"/>
      <text:p text:style-name="P2"><text:span text:style-name="T5">–</text:span> Хорошо, у тебя есть какие-то встречные предложения?</text:p>
      <text:p text:style-name="P2">Твайлайт задумчиво прошлась вдоль книжной полки.</text:p>
      <text:p text:style-name="P2"><text:span text:style-name="T5">–</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5">–</text:span> Для духа я слишком материален.</text:p>
      <text:p text:style-name="P2"><text:span text:style-name="T5">–</text:span> Я знаю. Но ничего более подходящего в голову не приходит. Приходи завтра после обеда. Хорошо?</text:p>
      <text:p text:style-name="P2"><text:span text:style-name="T5">–</text:span> Хорошо, Твайлайт. Приду. Спокойной ночи!</text:p>
      <text:p text:style-name="P2"><text:span text:style-name="T5">–</text:span> Спокойной ночи, Макс!</text:p>
      <text:p text:style-name="P2"/>
      <text:h text:style-name="P128"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text:soft-page-break/>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oft-page-break/><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oft-page-break/><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48">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28" text:outline-level="2">Первый сеанс двойного сна. Рэрити</text:h>
      <text:p text:style-name="P2"/>
      <text:p text:style-name="P2"><text:span text:style-name="T5">&lt;</text:span><text:span text:style-name="T11">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1">Сон одновременно смотрели Рэрити, Пинки и РД. Флатти и ЭйДжей не успели подойти вовремя, т.к. жили за городом.</text:span><text:span text:style-name="T5">&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2"><text:span text:style-name="T5">–</text:span> Может, и поместимся. Но, вообще, я во сне верчусь.</text:p>
      <text:p text:style-name="P2"><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2"><text:span text:style-name="T5">–</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2"><text:soft-page-break/><text:span text:style-name="T5">–</text:span> Рэрити, ты выглядишь… Замечательно выглядишь! <text:span text:style-name="T5">–</text:span> растерянно пролепетала Твайлайт.</text:p>
      <text:p text:style-name="P2"><text:span text:style-name="T5">–</text:span> Дааааааа… Замечательно! <text:span text:style-name="T5">–</text:span> наконец-то смог закрыть рот <text:span text:style-name="T1">и втянуть слюни </text:span>Спайк.</text:p>
      <text:p text:style-name="P2"><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2"><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5">–</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5">–</text:span> Готовы? <text:span text:style-name="T5">–</text:span> Спросила Твайлайт.</text:p>
      <text:p text:style-name="P2"><text:span text:style-name="T5">–</text:span> Я готова. <text:span text:style-name="T5">–</text:span> <text:span text:style-name="T1">о</text:span>тозвалась Рэрити.</text:p>
      <text:p text:style-name="P2"><text:span text:style-name="T5">–</text:span> Готов. <text:span text:style-name="T5">–</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28" text:outline-level="2">Сон Макса</text:h>
      <text:p text:style-name="P68"/>
      <text:p text:style-name="P2"><text:span text:style-name="T5">&lt;</text:span><text:span text:style-name="T11">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28">...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8"><text:span text:style-name="T5">–</text:span> Готова, <text:span text:style-name="T5">–</text:span> процедила она.</text:p>
      <text:p text:style-name="P28">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2"><text:span text:style-name="T11">Эгрегор Эквестрии </text:span><text:span text:style-name="T13">—</text:span><text:span text:style-name="T11"> Селестия </text:span><text:span text:style-name="T13">—</text:span><text:span text:style-name="T11"> на кончике главного рога Анакорна</text:span><text:span text:style-name="T5">&gt;</text:span></text:p>
      <text:p text:style-name="P4">***</text:p>
      <text:p text:style-name="P2"><text:span text:style-name="T5">–</text:span> Вставай, Макс! <text:span text:style-name="T5">–</text:span> Маленькое копыто надавливало мне на грудь, делая энергичные круговые движения.</text:p>
      <text:p text:style-name="P2"><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2"><text:span text:style-name="T5">–</text:span> Мне не понравился цвет твоей мордочки. Ты стал слишком бледный. Я решила прервать твой сон. Как ты себя ...</text:p>
      <text:p text:style-name="P2"><text:soft-page-break/><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2"><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2"><text:span text:style-name="T5">–</text:span> Я в порядке. Что-то удалось узнать? <text:span text:style-name="T5">–</text:span> обратился я к Рэрити.</text:p>
      <text:p text:style-name="P2"><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2"><text:span text:style-name="T5">– </text:span>Да, Макс?</text:p>
      <text:p text:style-name="P2"><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5">–</text:span> Я помогу-у-у-у! <text:span text:style-name="T5">–</text:span> <text:span text:style-name="T1">з</text:span>апрыгала на месте Пинки.</text:p>
      <text:p text:style-name="P2"><text:span text:style-name="T5">–</text:span> Я помогу! <text:span text:style-name="T5">–</text:span> <text:span text:style-name="T1">н</text:span>еожиданно вызвалась Рэйнбоу Дэш, до этого безучастно наблюдавшая за нами.</text:p>
      <text:p text:style-name="P2"/>
      <text:p text:style-name="P31"/>
      <text:p text:style-name="P2"/>
      <text:p text:style-name="P2"><text:span text:style-name="T5">–</text:span> Я первая предложила! <text:span text:style-name="T5">–</text:span> возмутилась Пинки.</text:p>
      <text:p text:style-name="P2"><text:span text:style-name="T5">–</text:span> Предложила не ты, а Твайлайт. <text:span text:style-name="T5">–</text:span> <text:span text:style-name="T1">п</text:span>арировала Рэйнбоу Дэш.</text:p>
      <text:p text:style-name="P2"><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2"><text:span text:style-name="T5">–</text:span> Лады. <text:span text:style-name="T5">–</text:span> проворчала пегаска. <text:span text:style-name="T5">–</text:span> Приходи завтра на девять к библиотеке. Нет, лучше на десять.</text:p>
      <text:p text:style-name="P2"><text:span text:style-name="T5">–</text:span> Хорошо, Рэйнбоу Дэш. Договорились.</text:p>
      <text:p text:style-name="P2"><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28"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2"><text:span text:style-name="T5">–</text:span> Ффух! Дай отдышаться.</text:p>
      <text:p text:style-name="P2"><text:soft-page-break/><text:span text:style-name="T5">–</text:span> Устал? <text:span text:style-name="T5">–</text:span> <text:span text:style-name="T1">у</text:span>частливо спросила Пинки.</text:p>
      <text:p text:style-name="P2"><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5">–</text:span> Да? Тогда пойдём перекусим.</text:p>
      <text:p text:style-name="P2">Манерный пони-оффициант выслушал наши пожелания и удалился.</text:p>
      <text:p text:style-name="P2"><text:span text:style-name="T5">–</text:span> А какой у тебя был образ жизни?</text:p>
      <text:p text:style-name="P2"><text:span text:style-name="T5">–</text:span> В основном, <text:span text:style-name="T1">э</text:span>сидячий.</text:p>
      <text:p text:style-name="P2"><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5">–</text:span> А у нас сидячая работа в порядке вещей.</text:p>
      <text:p text:style-name="P2"><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5">&lt;</text:span><text:span text:style-name="T11">Рэйнбоу объясняет Максу, почему Пинки расплатилась за него </text:span><text:span text:style-name="T12">—</text:span><text:span text:style-name="T11"> и вспоминает, что когда-то уже объясняла нечто подобное (Леро)</text:span></text:p>
      <text:p text:style-name="P2"><text:span text:style-name="T11">У Твайлайт после видения гибели Кимеринна появились морщинки возле глаз</text:span><text:span text:style-name="T5">&gt;</text:span></text:p>
      <text:p text:style-name="P2"/>
      <text:h text:style-name="P128"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2"><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2"><text:span text:style-name="T5">–</text:span> Пошли, Рэйнбоу Дэш. А куда?</text:p>
      <text:p text:style-name="P2"><text:span text:style-name="T5">–</text:span> Слушай, зови меня Дэш. А то и мне придётся звать тебя полным именем, а я этого не выношу.</text:p>
      <text:p text:style-name="P2"><text:span text:style-name="T5">–</text:span> Договорились, Дэш. Так куда мы идём?</text:p>
      <text:p text:style-name="P2"><text:span text:style-name="T5">–</text:span> К <text:span text:style-name="T5">&lt;</text:span><text:span text:style-name="T11">водопаду</text:span><text:span text:style-name="T5">&gt;</text:span>. Там здоровски красивое место.</text:p>
      <text:p text:style-name="P2"><text:span text:style-name="T5">–</text:span> А я думал, ты хочешь показать мне Понивилль.</text:p>
      <text:p text:style-name="P2"><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text:soft-page-break/>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5">–</text:span> Дежа вю? Ты об этом?</text:p>
      <text:p text:style-name="P2"><text:span text:style-name="T5">– </text:span>Что? Какое ещё дежавю?</text:p>
      <text:p text:style-name="P2"><text:span text:style-name="T5">–</text:span> Ложные воспоминания. Ты помнишь о чём-то, чего на самом деле никогда не было.</text:p>
      <text:p text:style-name="P2"><text:span text:style-name="T5">–</text:span> Хм. Может, и дежавю… Может… А если всё же было? Но ты не помнишь когда и как?</text:p>
      <text:p text:style-name="P2"><text:span text:style-name="T5">–</text:span> Дэш, не говори загадками. Если хочешь услышать внятный ответ, задавай внятный вопрос.</text:p>
      <text:p text:style-name="P2"><text:span text:style-name="T5">–</text:span> Не готова я… задать внятный вопрос. <text:span text:style-name="T5">–</text:span> <text:span text:style-name="T1">п</text:span>робормотала пегаска. <text:span text:style-name="T5">–</text:span> Нам туда.</text:p>
      <text:p text:style-name="P2">Дэш указала на тропку, уводящую от путей в молодой берёзово-кленовый лесок.</text:p>
      <text:p text:style-name="P2"><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2"><text:span text:style-name="T5">–</text:span> Из меня бегун тот ещё. <text:s/>Я проплыть могу больше, чем пробежать.</text:p>
      <text:p text:style-name="P2"><text:span text:style-name="T5">–</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5">–</text:span> Всё, Дэш. Я больше не могу.</text:p>
      <text:p text:style-name="P2"><text:span text:style-name="T5">–</text:span> Ты шутишь? Мы и полмили не пробежали.</text:p>
      <text:p text:style-name="P2"><text:span text:style-name="T5">–</text:span> Понимаешь, бег <text:span text:style-name="T1">—</text:span> не моя сильная сторона. Никогда не умел долго бегать.</text:p>
      <text:p text:style-name="P2"><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2"><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2"><text:span text:style-name="T5">–</text:span> Мы можем вернуться. А это место ты покажешь мне в другой раз. Выберемся туда в двухдневный поход.</text:p>
      <text:p text:style-name="P2"><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2"><text:span text:style-name="T5">&lt;</text:span><text:span text:style-name="T11">Cначала описать попытку усесться сверху. На первой попытке Макс поранился об брошь в гриве РД в виде радужной молнии</text:span><text:span text:style-name="T5">&gt;</text:span></text:p>
      <text:p text:style-name="P2"><text:span text:style-name="T5">–</text:span> Сможешь меня удержать?</text:p>
      <text:p text:style-name="P2"><text:span text:style-name="T5">–</text:span> Ты про руки, что ли? Смогу. А зачем?</text:p>
      <text:p text:style-name="P2"><text:span text:style-name="T5">–</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2"><text:soft-page-break/><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5">&lt;</text:span><text:span text:style-name="T11">Дэш расплачивается за Макса в кафе. Когда тот спрашивает, почему она и Пинки платят за него, Дэш, вместо ответа, говорит:</text:span></text:p>
      <text:p text:style-name="P2"><text:span text:style-name="T13">–</text:span><text:span text:style-name="T11"> Пинки? </text:span><text:span text:style-name="T13">–</text:span><text:span text:style-name="T11"> Дэш сморщила нос. </text:span><text:span text:style-name="T13">–</text:span><text:span text:style-name="T11"> Я скажу ей, чтоб больше не </text:span><text:span text:style-name="T13">платила.</text:span><text:span text:style-name="T5">&gt;</text:span></text:p>
      <text:p text:style-name="P2"><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5">–</text:span> Ф-р-р-р. Тьфу! Бр-р-р.</text:p>
      <text:p text:style-name="P2">Дэш выплюнула меня на берег и сама упала рядом.</text:p>
      <text:p text:style-name="P2"><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2"><text:span text:style-name="T5">–</text:span> С чего ты взяла? Я умею.</text:p>
      <text:p text:style-name="P2"><text:span text:style-name="T5">–</text:span> Ты ушёл под воду! И не выныривал! <text:span text:style-name="T5">–</text:span> <text:span text:style-name="T1">о</text:span>т возмущения пегаска даже забыла дышать.</text:p>
      <text:p text:style-name="P2"><text:span text:style-name="T5">–</text:span> Я не выныривал, потому что решил поплавать под водой. Я, вообще, это дело люблю.</text:p>
      <text:p text:style-name="P2"><text:span text:style-name="T5">–</text:span> Что??! И ты не предупредил меня?!! Знаешь, как я испугалась?!! Ни одна пони без магии столько под водой не продержится!!</text:p>
      <text:p text:style-name="P2"><text:span text:style-name="T5">–</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5">–</text:span> Да. Это я виновата. Я дура. Извини, <text:span text:style-name="T5">–</text:span> тихо пробормотала Дэш. Было видно, с каким трудом даются <text:soft-page-break/>ей эти слова.</text:p>
      <text:p text:style-name="P2">Мне стало смешно. Я уселся рядом, притянул её шею к себе и взъерошил ей мокрую чёлку.</text:p>
      <text:p text:style-name="P2"><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5">&lt;</text:span><text:span text:style-name="T11">В Кантерлоте Макс присутствует на церемонии прощания с Кимеринном</text:span><text:span text:style-name="T5">&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5">–</text:span> Ух ты! <text:span text:style-name="T5">–</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5">–</text:span> Как тут…</text:p>
      <text:p text:style-name="P2"><text:span text:style-name="T5">–</text:span> Красиво, правда? <text:span text:style-name="T5">–</text:span> Дэш отследила мой взгляд и кивнула.</text:p>
      <text:p text:style-name="P2"><text:span text:style-name="T5">–</text:span> Красиво <text:span text:style-name="T1">—</text:span> это не то <text:span text:style-name="T1">чувство</text:span>. Тут чудесно! Просто слов нет…</text:p>
      <text:p text:style-name="P2"><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5">–</text:span> А сейчас? Сейчас у тебя есть такое чувство?</text:p>
      <text:p text:style-name="P2"><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5">–</text:span> Это исключено, Дэш. Я никак не мог повстречаться с тобой в своём мире.</text:p>
      <text:p text:style-name="P2"><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5">–</text:span> Тебе надо просушить шерсть. Снимай-ка одежду! <text:span text:style-name="T5">–</text:span> <text:span text:style-name="T1">с</text:span>командовала Дэш.</text:p>
      <text:p text:style-name="P2"><text:span text:style-name="T5">–</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5">–</text:span> Куда это ты спрятался? <text:span text:style-name="T5">–</text:span> <text:span text:style-name="T1">з</text:span>аросли вербы раздвинулись, пропуская пегаску.</text:p>
      <text:p text:style-name="P2"><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5">–</text:span> Ты чего? <text:span text:style-name="T5">–</text:span> <text:span text:style-name="T1">в</text:span> конце-концов озадаченно спросила она. <text:span text:style-name="T5">–</text:span> Что-то не так?</text:p>
      <text:p text:style-name="P2"><text:soft-page-break/><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5">–</text:span> А с кем не так? Со мной? С тобой? Или вообще? <text:span text:style-name="T5">–</text:span> <text:span text:style-name="T1">д</text:span>опытывалась пегаска.</text:p>
      <text:p text:style-name="P2"><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2"><text:span text:style-name="T5">–</text:span> Ну и?</text:p>
      <text:p text:style-name="P2"><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5">–</text:span> А какой смысл в этом правиле? Какую цель оно преследует?</text:p>
      <text:p text:style-name="P2"><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5">–</text:span> Вот видишь, ты меня правильно поняла. Описанные тобой табу у нас, кстати, тоже есть.</text:p>
      <text:p text:style-name="P2"><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5">&lt;</text:span><text:span text:style-name="T11">Аликорны </text:span><text:span text:style-name="T13">—</text:span><text:span text:style-name="T11"> элементали. Они воплощают в себе какую-либо сторону чаяний и настроений сообщества пони. Анакорн </text:span><text:span text:style-name="T13">—</text:span><text:span text:style-name="T11"> супераликорн, элементаль всего мира</text:span><text:span text:style-name="T5">&gt;</text:span></text:p>
      <text:p text:style-name="P14"/>
      <text:p text:style-name="P2"><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3">zxcbzxcvb</text:span><text:span text:style-name="T5">&gt;</text:span>.</text:p>
      <text:p text:style-name="P2">Я не ответил.</text:p>
      <text:p text:style-name="P2">Пегаска подошла поближе и села, прижавшись тёплым боком ко мне.</text:p>
      <text:p text:style-name="P2"><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5">–</text:span> У тебя оригинальный способ исповедаться, Дэш, <text:span text:style-name="T5">–</text:span> наконец закашлялся я. <text:span text:style-name="T5">–</text:span> Затащить в укромное <text:soft-page-break/>местечко, попытаться утопить, а под конец сорвать штаны и… <text:span text:style-name="T5">–</text:span> тут Дэш сама прыснула от смеха.</text:p>
      <text:p text:style-name="P2">Вдоволь отсмеявшись, Дэш ткнула меня носом в грудь и спросила:</text:p>
      <text:p text:style-name="P2"><text:span text:style-name="T5">–</text:span> И?</text:p>
      <text:p text:style-name="P2"><text:span text:style-name="T5">–</text:span> Что “и”?</text:p>
      <text:p text:style-name="P2"><text:span text:style-name="T5">–</text:span> Ты сказал: “ А под конец сорвать штаны и…” <text:span text:style-name="T5">–</text:span> вот я и хочу знать, что “и”?</text:p>
      <text:p text:style-name="P2">Я смутился.</text:p>
      <text:p text:style-name="P2"><text:span text:style-name="T5">–</text:span> Да ничего… Не бери в голову.</text:p>
      <text:p text:style-name="P2"><text:span text:style-name="T5">–</text:span> А я хочу брать! Какой ты всё-таки… <text:span text:style-name="T5">–</text:span> Дэш встала, потянувшись сначала передней половиной, потом задней.</text:p>
      <text:p text:style-name="P2"><text:span text:style-name="T5">–</text:span> Какой?</text:p>
      <text:p text:style-name="P2"><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5">–</text:span> Дэш, ты..?</text:p>
      <text:p text:style-name="P2"><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5">–</text:span> Дэш!</text:p>
      <text:p text:style-name="P2"><text:span text:style-name="T5">–</text:span> Да? <text:span text:style-name="T5">–</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5">–</text:span> Ничего себе!</text:p>
      <text:p text:style-name="P2"><text:span text:style-name="T5">–</text:span> А ты как думал, откуда взялись пони-пегасы и пони-единороги?</text:p>
      <text:p text:style-name="P2"><text:span text:style-name="T5">–</text:span> Я думал, они всегда были.</text:p>
      <text:p text:style-name="P2"><text:span text:style-name="T5">–</text:span> Не всегда. Пегасы произошли от земных пони и грифонов. Пони-единороги <text:span text:style-name="T5">–</text:span> от земных пони и диких единорогов.</text:p>
      <text:p text:style-name="P2"><text:span text:style-name="T5">–</text:span> А что это за дикие единороги?</text:p>
      <text:p text:style-name="P2"><text:span text:style-name="T5">–</text:span> Сейчас они почти не встречаются. У них хвосты как у льва <text:span text:style-name="T1">—</text:span> с кисточкой на конце. И раздвоенные копыта.</text:p>
      <text:p text:style-name="P2"><text:span text:style-name="T5">–</text:span> А аликорны от кого произошли? От пегасов и единорогов?</text:p>
      <text:p text:style-name="P2"><text:soft-page-break/><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2"><text:span text:style-name="T5">–</text:span> Что ж, спасибо, что просветила. Однако…</text:p>
      <text:p text:style-name="P2"><text:span text:style-name="T5">–</text:span> Что?</text:p>
      <text:p text:style-name="P2"><text:span text:style-name="T5">–</text:span> Ты лежишь на мне.</text:p>
      <text:p text:style-name="P2"><text:span text:style-name="T5">–</text:span> Ну да, лежу, <text:span text:style-name="T5">–</text:span> Дэш ехидно улыбнулась и заёрзала животом. <text:span text:style-name="T5">–</text:span> А что?</text:p>
      <text:p text:style-name="P2"><text:span text:style-name="T5">–</text:span> А то, что в таком положении я до тебя не достану! У тебя слишком высоко расположена... ммм… анатомия.</text:p>
      <text:p text:style-name="P2"><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5">–</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2"><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2"><text:span text:style-name="T5">–</text:span> Дэш, <text:span text:style-name="T5">–</text:span> рассмеялся я, <text:span text:style-name="T5">–</text:span> отпусти ухо!</text:p>
      <text:p text:style-name="P2"><text:span text:style-name="T5">–</text:span> Отпускаю, <text:span text:style-name="T5">–</text:span> шепнула пегаска мне в ухо. <text:span text:style-name="T5">–</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5">–</text:span> Мы опаздываем! Рэрити назначила на восемь часов вечера у Твайлайт!</text:p>
      <text:p text:style-name="P2"><text:soft-page-break/><text:span text:style-name="T5">&lt;</text:span><text:span text:style-name="T11">Р/Д отправляется в сон до Рэрити и там вспоминает Леро/Листа.</text:span><text:span text:style-name="T5">&gt;</text:span></text:p>
      <text:p text:style-name="P2">Пока я одевался, пегаска в нетерпении рыла копытом землю.</text:p>
      <text:p text:style-name="P2"><text:span text:style-name="T5">–</text:span> Оделся? Хватайся! <text:span text:style-name="T5">–</text:span> Дэш подпрыгнула и зависла у меня над головой, давая схватиться за ноги.</text:p>
      <text:p text:style-name="P2">И мы понеслись…</text:p>
      <text:p text:style-name="P2"/>
      <text:h text:style-name="P128"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5">&lt;</text:span><text:span text:style-name="T11">Вкратце суть сна Рэрити.</text:span></text:p>
      <text:p text:style-name="P2"><text:span text:style-name="T11">Она проснулась в мире Терры веб-дизайнером. И мир Эквестрии ей только снился </text:span><text:span text:style-name="T13">—</text:span><text:span text:style-name="T11"> и быстро начал забываться. Т.е. мир Эквестрии - всего лишь сон терранского парня (девушки?)</text:span></text:p>
      <text:p text:style-name="P2"><text:span text:style-name="T11">к экрану - очередь из пони (пони пропадают из Эквестрии). В очереди близко к экрану </text:span><text:span text:style-name="T13">—</text:span><text:span text:style-name="T11"> Селестия. Рэрити </text:span><text:span text:style-name="T13">—</text:span><text:span text:style-name="T11"> без очереди (у неё </text:span><text:span text:style-name="T13">—</text:span><text:span text:style-name="T11"> билет-пропуск от Индрэ).</text:span></text:p>
      <text:p text:style-name="P2"><text:span text:style-name="T11">Рэрити проснулась парнем, т.к. в Эквестрии </text:span><text:span text:style-name="T13">—</text:span><text:span text:style-name="T11"> матриархат, роль терранских мужчин там несут кобылы.</text:span></text:p>
      <text:p text:style-name="P2"><text:span text:style-name="T11">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text:soft-page-break/>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5">&lt;</text:span><text:span text:style-name="T11">Влад рассказывает Максу о своём сне </text:span><text:span text:style-name="T13">—</text:span><text:span text:style-name="T11"> как он был поняхой, а потом проснулся в мире Терры</text:span><text:span text:style-name="T5">&gt;</text:span></text:p>
      <text:p text:style-name="P14"/>
      <text:p text:style-name="P2"><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2"><text:span text:style-name="T5">–</text:span> Да? Что “тут”? <text:span text:style-name="T5">–</text:span> Твайлайт была вся внимание.</text:p>
      <text:p text:style-name="P2"><text:span text:style-name="T5">–</text:span> Тут я проснулась.</text:p>
      <text:p text:style-name="P2"><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2">(<text:span text:style-name="T5">&lt;</text:span><text:span text:style-name="T11">согласовать с тем, что говорил Анакорн о Р/Д</text:span><text:span text:style-name="T5">&gt;</text:span>). </text:p>
      <text:p text:style-name="P2">Об этом Эгрегоре пишется в книге <text:span text:style-name="T5">&lt;</text:span><text:span text:style-name="T11">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5">–</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5">&lt;</text:span><text:span text:style-name="T11">обоснование сна для Р/Д. РД видит несколько вариантов историй с Mane6 </text:span><text:span text:style-name="T13">—</text:span><text:span text:style-name="T11"> и с собой + Леро </text:span><text:span text:style-name="T13">—</text:span><text:span text:style-name="T11"> намёк на несовместимые фанфики</text:span></text:p>
      <text:p text:style-name="P2"><text:span text:style-name="T11">Пинки видит кошмар (кексики) и сходит с ума. И ещё она видит как Селестия стала Матрицей (подпрограммой Нексуса)</text:span><text:span text:style-name="T5">&gt;</text:span></text:p>
      <text:p text:style-name="P2"/>
      <text:p text:style-name="P2"><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2"><text:span text:style-name="T5">–</text:span> Кто <text:span text:style-name="T5">—</text:span> она? <text:span text:style-name="T5">–</text:span> повернулась Твайлайт.</text:p>
      <text:p text:style-name="P2"><text:soft-page-break/><text:span text:style-name="T5">–</text:span> Её Высочество, принцесса Селестия...</text:p>
      <text:p text:style-name="P2"/>
      <text:p text:style-name="P2"><text:span text:style-name="T5">&lt;</text:span><text:span text:style-name="T11">Подходя к замку Принцесс, Дэш рассказывает Максу обо сне, который она утаила - с Леро.</text:span><text:span text:style-name="T5">&gt;</text:span> </text:p>
      <text:p text:style-name="P2"/>
      <text:p text:style-name="P2"><text:span text:style-name="T5">&lt;</text:span><text:span text:style-name="T11">Кто следующий готов рассказывать?</text:span></text:p>
      <text:p text:style-name="P28">Пинки дёрнулась на месте, но промолчала.</text:p>
      <text:p text:style-name="P2"><text:span text:style-name="T13">–</text:span><text:span text:style-name="T11"> Я расскажу, - шагнула вперёд радужная пегаска. </text:span><text:span text:style-name="T13">–</text:span><text:span text:style-name="T11"> Хотя вряд ли ты узнаешь что-то полезное. Там галиматья какая-то…</text:span><text:span text:style-name="T5">&gt;</text:span></text:p>
      <text:p text:style-name="P2"/>
      <text:p text:style-name="P2"><text:span text:style-name="T5">&lt;</text:span><text:span text:style-name="T11">Сон РД:</text:span></text:p>
      <text:p text:style-name="P28">...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28">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28">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1">В мире Терры они ищут Селестию. В конце-концов Макс находит её в кибермозге </text:span><text:span text:style-name="T13">—</text:span><text:span text:style-name="T11">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3">—</text:span><text:span text:style-name="T11"> Эгрегором Эквестрии. После чего пееренос на Землю на 10 лет назад. Начало написания “Последнего фанфика”.</text:span><text:span text:style-name="T5">&gt;</text:span></text:p>
      <text:p text:style-name="P14"/>
      <text:p text:style-name="P2"><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2"><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2"/>
      <text:h text:style-name="P128"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text:soft-page-break/>В библиотеке Твайлайт уже беседовала с Рэрити и Пинки, одновременно перелистывая толстый фолиант.</text:p>
      <text:p text:style-name="P2"><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2">Привести эти же фразы в оригинале</text:span><text:span text:style-name="T5">&gt;</text:span></text:p>
      <text:p text:style-name="P2"><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text:span text:style-name="T5">&lt;</text:span><text:span text:style-name="T11">… В открывшемся шкафчике я увидел ряд вычурных бутылок и пузатых графинчиков. Их содержимое не вызывало у меня никаких сомнений.</text:span></text:p>
      <text:p text:style-name="P28"><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28"><text:span text:style-name="T5">–</text:span> А водку у вас принято пить?</text:p>
      <text:p text:style-name="P2"><text:span text:style-name="T13">–</text:span><text:span text:style-name="T11"> Некоторые употребляют. Но правительница Эквестрии, пьющая водку </text:span><text:span text:style-name="T12">—</text:span><text:span text:style-name="T11"> это уже черезчур. </text:span><text:span text:style-name="T13">–</text:span><text:span text:style-name="T11"> Засмеялась Селестия. </text:span><text:span text:style-name="T13">–</text:span><text:span text:style-name="T11">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5">–</text:span> Знакомься, Макс, <text:span text:style-name="T5">–</text:span> начала представлять человека Твайлайт. <text:span text:style-name="T5">–</text:span> Это Пинки Пай…</text:p>
      <text:p text:style-name="P2"><text:span text:style-name="T5">–</text:span> Очень приятно, Макс.</text:p>
      <text:p text:style-name="P20">“Макс? Его зовут Макс? Я помню его под другим именем. У него было двухсложное имя. Не помню…”</text:p>
      <text:p text:style-name="P2"><text:span text:style-name="T5">–</text:span> Рэрити. <text:span text:style-name="T5">–</text:span> Твайлайт представила светло-серую единорожку, которая чуть склонила голову в приветствии.</text:p>
      <text:p text:style-name="P2"><text:span text:style-name="T5">–</text:span> Макс. <text:span text:style-name="T5">–</text:span> <text:span text:style-name="T1">к</text:span>ивнул ей в ответ человек.</text:p>
      <text:p text:style-name="P20">“И волосы у него были длинные… И была шерсть на лице… Но глаза - глаза те же…”</text:p>
      <text:p text:style-name="P2">Макс повернулся к ней.</text:p>
      <text:p text:style-name="P2"><text:span text:style-name="T5">–</text:span> Рэйнбоу Дэш. <text:span text:style-name="T5">–</text:span> <text:span text:style-name="T1">п</text:span>редставилась Дэш, всё ещё пытаясь вспомнить нечто ускользающее.</text:p>
      <text:p text:style-name="P2"><text:span text:style-name="T5">–</text:span> Макс. <text:span text:style-name="T5">–</text:span> <text:span text:style-name="T1">з</text:span>акончил представляться человек.</text:p>
      <text:p text:style-name="P20">“Леро! Его звали Леро!”</text:p>
      <text:p text:style-name="P2">Картинка перед глазами Дэш поплыла…</text:p>
      <text:p text:style-name="P2"/>
      <text:h text:style-name="P128"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text:soft-page-break/>конкурент Эпплджек. И неважно, что ты лучший летун в Эквестрии. Победитель может быть только один, и им будет, похоже, не Дэш.</text:p>
      <text:p text:style-name="P2"><text:span text:style-name="T5">–</text:span> Ну это мы ещё посмотрим, <text:span text:style-name="T5">–</text:span> сцепив зубы, зло прищурилась пегаска.</text:p>
      <text:p text:style-name="P2"/>
      <text:h text:style-name="P128"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5">&lt;</text:span><text:span text:style-name="T11">Концепция абсолютного зла. Вычеркнуть кого-то из бытия.</text:span></text:p>
      <text:p text:style-name="P2"><text:span text:style-name="T11">Пока идёт борьба за вычёркивание </text:span><text:span text:style-name="T12">—</text:span><text:span text:style-name="T11"> это вычёркивание является злом. Но когда вычёркивание произошло, зло исчезает </text:span><text:span text:style-name="T12">—</text:span><text:span text:style-name="T11"> т.к. вычеркнутого никогда не было, о нём никто не знает. Никто </text:span><text:span text:style-name="T12">—</text:span><text:span text:style-name="T11"> даже вычёркивающий</text:span><text:span text:style-name="T5">&gt;</text:span></text:p>
      <text:p text:style-name="P2"/>
      <text:h text:style-name="P128" text:outline-level="2">Четвёртый сон РД. Объединяющий</text:h>
      <text:p text:style-name="P2"/>
      <text:p text:style-name="P2">Рэйнбоу Дэш встала и посмотрела на застывшее внизу тело.</text:p>
      <text:p text:style-name="P20">“Значит, всё. Вот как это бывает.”</text:p>
      <text:p text:style-name="P2">Она расправила левое крыло.</text:p>
      <text:p text:style-name="P20">“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text:soft-page-break/>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2">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4">***</text:p>
      <text:p text:style-name="P2"><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2"><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2"><text:span text:style-name="T5">–</text:span> Что такое “рекурсивный сон”?</text:p>
      <text:p text:style-name="P2"><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2"><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2"><text:span text:style-name="T5">–</text:span> Дайте ей рассказать сон, <text:span text:style-name="T5">–</text:span> протиснулась между подруг РД. <text:span text:style-name="T5">–</text:span> Что ты…</text:p>
      <text:p text:style-name="P2"><text:span text:style-name="T5">–</text:span> А<text:span text:style-name="T1">АА</text:span>!!! <text:span text:style-name="T5">–</text:span> Пинки тонко вскрикнула и затряслась, глядя на РД полными ужаса глазами.</text:p>
      <text:p text:style-name="P2"><text:span text:style-name="T5">–</text:span> Ты чего? <text:span text:style-name="T5">–</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2"><text:span text:style-name="T5">–</text:span> Если тебе тяжело вспоминать сон, не мучайся, <text:span text:style-name="T5">–</text:span> обратилась Твайлайт.</text:p>
      <text:p text:style-name="P2"><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2"><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2"><text:soft-page-break/><text:span text:style-name="T5">–</text:span> А кто такая “Она”? <text:span text:style-name="T5">–</text:span> не выдержала Дэш.</text:p>
      <text:p text:style-name="P2"><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2"><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2"><text:span text:style-name="T5">–</text:span> Бедняжка, <text:span text:style-name="T5">–</text:span> прошептала Рэрити, <text:span text:style-name="T5">–</text:span> у неё сейчас вид как у <text:span text:style-name="T5">&lt;</text:span><text:span text:style-name="T11">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1">добавить сочувствия</text:span><text:span text:style-name="T5">&gt;</text:span>.</text:p>
      <text:p text:style-name="P2"/>
      <text:p text:style-name="P2"><text:span text:style-name="T5">&lt;</text:span><text:span text:style-name="T11">После этого случая Тавйлайт решает прекратить сеансы двойного сна. Сеанса с ЭйДжей и Флатти не будет</text:span><text:span text:style-name="T5">&gt;</text:span></text:p>
      <text:p text:style-name="P2"/>
      <text:h text:style-name="P128" text:outline-level="2">Исчезновение Селестии</text:h>
      <text:p text:style-name="P28">Для помощи в открытии коридора в мир Макса, находят в горах Дискорда и упрашивают его помочь.</text:p>
      <text:p text:style-name="P2"><text:span text:style-name="T5">–</text:span> И в твоём мире нет пони-пегасов и пони-единорогов? Есть только земнопони? <text:span text:style-name="T5">–</text:span> допытывалась РД.</text:p>
      <text:p text:style-name="P2"><text:span text:style-name="T5">–</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5">&lt;</text:span><text:span text:style-name="T12">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5">–</text:span> Ну хорошо, а кто вами правит? Аликорн? Драконикус? Какой-нибудь человек с рогом во лбу? Или у вас нет правителя?</text:p>
      <text:p text:style-name="P2"><text:span text:style-name="T5">–</text:span> Нет, почему? Правитель есть. Только он не постоянный. Его избирают. Раз в несколько лет.</text:p>
      <text:p text:style-name="P2"><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2">изменить причину удивления</text:span><text:span text:style-name="T5">&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5">–</text:span> Хм. Узнаю походку Твайлайт. Что-то случилось. <text:span text:style-name="T5">–</text:span> заметила <text:span text:style-name="T1">пегаска</text:span>.</text:p>
      <text:p text:style-name="P2">И впрямь, на запыхавшейся единорожке лица не было.</text:p>
      <text:p text:style-name="P2"><text:span text:style-name="T5">–</text:span> Она исчезла!!! <text:span text:style-name="T5">–</text:span> Твайлайт не могла отдышаться.</text:p>
      <text:p text:style-name="P2"><text:span text:style-name="T5">–</text:span> Кто <text:span text:style-name="T1">—</text:span> она??? <text:span text:style-name="T5">–</text:span> <text:span text:style-name="T1">х</text:span>ором воскликнули мы и переглянулись.</text:p>
      <text:p text:style-name="P2"><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2"><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2"><text:span text:style-name="T5">–</text:span> Никаких поездов. Луна прислала за нами воздушную колесницу. Созывай подруг. Собираемся у <text:soft-page-break/>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2"><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2"><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5">–</text:span> Не могу ничем помочь. Я знаю не больше твоего.</text:p>
      <text:p text:style-name="P2">Луна как будто ожидала такой ответ.</text:p>
      <text:p text:style-name="P2"><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2"><text:span text:style-name="T5">–</text:span> Приложу все усилия, Ваше Высочество. Но мне понадобится провести некоторое время в библиотеке Кантерлота.</text:p>
      <text:p text:style-name="P2"><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28" text:outline-level="2">Поиск решения</text:h>
      <text:p text:style-name="P68"/>
      <text:p text:style-name="P2"><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text:soft-page-break/>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4"/>
      <text:p text:style-name="P2"><text:span text:style-name="T5">&lt;</text:span><text:span text:style-name="T11">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14"/>
      <text:p text:style-name="P2"><text:span text:style-name="T5">&lt;</text:span><text:span text:style-name="T11">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1">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3">—</text:span><text:span text:style-name="T11"> Луна создаёт обратный коридор в срок.</text:span><text:span text:style-name="T5">&gt;</text:span></text:p>
      <text:p text:style-name="P2"/>
      <text:h text:style-name="P128"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text:soft-page-break/>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5">—</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5">—</text:span> виднелось под листвой плюща.</text:p>
      <text:p text:style-name="P2">“Откуда здесь взялся рухнувший Боинг?” <text:span text:style-name="T5">&lt;</text:span><text:span text:style-name="T12">Дуглас </text:span><text:span text:style-name="T13">—</text:span><text:span text:style-name="T12"> </text:span><text:span text:style-name="T13">DC-3</text:span><text:span text:style-name="T5">&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pan text:style-name="T5">&lt;</text:span><text:span text:style-name="T11">высоко летать нельзя из-за молний</text:span><text:span text:style-name="T5">&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5">—</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text:soft-page-break/>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text:soft-page-break/>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1">двухмесячной</text:span><text:span text:style-name="T5">&gt;</text:span> давности осталось лишь направление движения.</text:p>
      <text:p text:style-name="P2">И опять, как <text:span text:style-name="T5">&lt;</text:span><text:span text:style-name="T11">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text:soft-page-break/>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1">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soft-page-break/>***</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5">&lt;</text:span><text:span text:style-name="T11">Поиски Селестии — сюжет:</text:span></text:p>
      <text:p text:style-name="P28">Базовое положение: Селестия физически находится на компе Влада в соседнем с максовым доме, в качестве этической подпрограммы к Нексусу.</text:p>
      <text:p text:style-name="P28">Кратко:</text:p>
      <text:p text:style-name="P28">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28">Эпизод 1:</text:p>
      <text:p text:style-name="P28">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28">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28">…</text:p>
      <text:p text:style-name="P28">Итого:</text:p>
      <text:p text:style-name="P28">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28"><text:soft-page-break/>Эпизод 3.5 (необязательный): День из жизни Дискорда (впечатления от нового мира, интерес путешествия, нежелание возвращаться).</text:p>
      <text:p text:style-name="P28">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1">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2"/>
      <text:h text:style-name="P128"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5">&lt;</text:span><text:span text:style-name="T11">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text:soft-page-break/>–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28"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5">&gt;</text:span>\Привет, Нексус. Это Макс.</text:p>
      <text:p text:style-name="P2"><text:span text:style-name="T5">&lt;\</text:span>Привет, Макс. Рад тебя видеть.</text:p>
      <text:p text:style-name="P20">Хм. Блок эмоций? Или просто модификация стандартного приветствия?</text:p>
      <text:p text:style-name="P2"><text:span text:style-name="T5">&gt;\</text:span>Нексус, отключи память событий за последнюю неделю.</text:p>
      <text:p text:style-name="P2"><text:span text:style-name="T5">&lt;\</text:span>Выполнено, Макс.</text:p>
      <text:p text:style-name="P2"><text:span text:style-name="T5">&gt;</text:span>\Задача по корпоративной логике. Выдай наиболее оптимальное решение.</text:p>
      <text:p text:style-name="P2"><text:span text:style-name="T5">&lt;\</text:span>Жду с нетерпением, Макс.</text:p>
      <text:p text:style-name="P2"><text:span text:style-name="T5">&gt;\</text:span>Постановка задачи.</text:p>
      <text:p text:style-name="P2"><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text:soft-page-break/>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5">&gt;\</text:span>Ограничения.</text:p>
      <text:p text:style-name="P2"><text:span text:style-name="T5">&gt;\</text:span>Ты не можешь подать в суд на компанию Б и ждать результатов, так как за время разбирательства компания А обанкротится.</text:p>
      <text:p text:style-name="P2"><text:span text:style-name="T5">&gt;\</text:span>Задание.</text:p>
      <text:p text:style-name="P2"><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5">&lt;\</text:span>Задача принята...</text:p>
      <text:p text:style-name="P2"><text:span text:style-name="T5">&lt;\</text:span>...</text:p>
      <text:p text:style-name="P2"><text:span text:style-name="T5">&lt;\</text:span>...</text:p>
      <text:p text:style-name="P2"><text:span text:style-name="T5">&lt;\</text:span>Решение:</text:p>
      <text:p text:style-name="P2"><text:span text:style-name="T5">&lt;\&lt;</text:span><text:span text:style-name="T11">Не следует противопоставлять злу ещё большее зло - это только усилит его — </text:span><text:span text:style-name="T12">кодовая фраза</text:span><text:span text:style-name="T13">&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text:soft-page-break/>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5">&lt;</text:span><text:span text:style-name="T11">трёх</text:span><text:span text:style-name="T5">&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text:soft-page-break/>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5">&lt;</text:span><text:span text:style-name="T11">три месяца</text:span><text:span text:style-name="T5">&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4"/>
      <text:p text:style-name="P2"><text:span text:style-name="T5">&lt;</text:span><text:span text:style-name="T11">расписать подробнее. Дискорд на миг должен сбросить маску и предстать древним необъяснимым </text:span><text:soft-page-break/><text:span text:style-name="T11">существом, мораль им этика которого совершенно чужда людям и пони, а его дурашливость - только маска.</text:span><text:span text:style-name="T5">&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28"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1">расширить</text:span><text:span text:style-name="T5">&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1">расширить</text:span><text:span text:style-name="T5">&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1">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1">пять</text:span><text:span text:style-name="T5">&gt;</text:span>длинную прореху в куртке, <text:span text:style-name="T5">&lt;</text:span><text:span text:style-name="T11">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1">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5">&lt;</text:span><text:span text:style-name="T11">подать фонарь под другим сосусом</text:span><text:span text:style-name="T5">&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1">уменьшить подозрения — о них должен догадаться Макс</text:span><text:span text:style-name="T5">&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text:soft-page-break/>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1">улучшить</text:span><text:span text:style-name="T5">&gt;</text:span>. А тот случай, когда мне пришлось зашивать тебе куртку после нападения убийц <text:span text:style-name="T5">&lt;</text:span><text:span text:style-name="T11">клоунов/санта-клаусов</text:span><text:span text:style-name="T5">&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text:soft-page-break/>–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28" text:outline-level="2">След?</text:h>
      <text:p text:style-name="P68"/>
      <text:p text:style-name="P2"><text:span text:style-name="T5">&lt;</text:span><text:span text:style-name="T11">сначала эпизод - проверка сумки в серверной</text:span><text:span text:style-name="T5">&gt;</text:span></text:p>
      <text:p text:style-name="P2"><text:span text:style-name="T5">&lt;</text:span><text:span text:style-name="T13">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5">&lt;</text:span><text:span text:style-name="T11">“Последний Единорог” Питера Бигла</text:span><text:span text:style-name="T5">&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5">&lt;</text:span><text:span text:style-name="T11">расширить. Перед кафешкой - диалог с Флатти и ЭйДжей. Все думают, что наконец-то нашли Селестию. Все ликуют</text:span><text:span text:style-name="T5">&gt;</text:span></text:p>
      <text:p text:style-name="P1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text:soft-page-break/>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5">&lt;</text:span><text:span text:style-name="T11">Расширить сцену в кафе. Ожидание, подьём и… падение ожиданий</text:span><text:span text:style-name="T5">&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text:soft-page-break/>–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5">&lt;</text:span><text:span text:style-name="T11">упомянуть болезнь Флатти в соответствующем разделе</text:span><text:span text:style-name="T5">&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28" text:outline-level="2">Озарение</text:h>
      <text:p text:style-name="P2"/>
      <text:p text:style-name="P2"><text:span text:style-name="T5">&lt;</text:span><text:span text:style-name="T11">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53"/>
      <text:p text:style-name="P54">-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text:soft-page-break/>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53"/>
      <text:p text:style-name="P50">Разговор не клеился.</text:p>
      <text:p text:style-name="P53">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53"><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53"><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53"><text:span text:style-name="T5">– </text:span>Ну хорошо. Убедила. В конце-концов, можем поступить так. Вы с Флатти вернётесь обратно а я продолжу поиски здесь.</text:p>
      <text:p text:style-name="P53"><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53"><text:span text:style-name="T5">– </text:span>Вы можете связываться со мной раз в месяц по коридору.</text:p>
      <text:p text:style-name="P53"><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53"><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53">Эпплджек недоверчиво хмыкнула.</text:p>
      <text:p text:style-name="P53"><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53"><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53"><text:span text:style-name="T5">– </text:span>Конечно оставаться. Кто ещё, кроме нас, может найти её?</text:p>
      <text:p text:style-name="P53"><text:span text:style-name="T5">– </text:span>Я думал, ты не сможешь оставить Энджела и всех остальных надолго.</text:p>
      <text:p text:style-name="P53"><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58"><text:span text:style-name="T5">– </text:span>Извини, Флаттершай, забылся.</text:p>
      <text:p text:style-name="P58"><text:span text:style-name="T5">– </text:span>Та ладно, я ж не против, – возразила Эпплджек. – Не парься, Флатти. Было б хуже, если б он <text:s/>назвал меня Эпплджек на людях.</text:p>
      <text:p text:style-name="P58"><text:span text:style-name="T5">– </text:span>Ты так... – запнулась Флаттершай. – Так быстро забыла свою ферму. И...</text:p>
      <text:p text:style-name="P58"><text:soft-page-break/><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58"><text:span text:style-name="T5">– </text:span>Как ты можешь так говорить? – расплакалась Флаттершай.</text:p>
      <text:p text:style-name="P58"><text:span text:style-name="T5">– </text:span>Эй, девушки, не ссорьтесь! Мы — одна команда! И надеюсь, останемся ею и в дальнейшем. </text:p>
      <text:list xml:id="list4409707132406295158" text:style-name="L5">
        <text:list-header>
          <text:p text:style-name="P121">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58"><text:span text:style-name="T5">– </text:span>А если нет? – Эпплджек смотрела мне мне прямо в глаза.</text:p>
      <text:list xml:id="list190236068100911" text:continue-numbering="true" text:style-name="L5">
        <text:list-header>
          <text:p text:style-name="P121">Я молча пожал плечами. Эпплджек уверенно продолжила.</text:p>
        </text:list-header>
      </text:list>
      <text:p text:style-name="P58"><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58"><text:span text:style-name="T5">– </text:span>Спасибо, ЭйДжей.</text:p>
      <text:p text:style-name="P58"><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0236327056779" text:continue-numbering="true" text:style-name="L5">
        <text:list-header>
          <text:p text:style-name="P121">Флаттершай пробормотала нечто, показавшееся мне знакомым.</text:p>
        </text:list-header>
      </text:list>
      <text:p text:style-name="P58"><text:span text:style-name="T5">– </text:span>Флатти, ты что-то сказала? Я не расслышал.</text:p>
      <text:p text:style-name="P58"><text:span text:style-name="T5">– </text:span>Намерение Изменяет Реальность.</text:p>
      <text:p text:style-name="P58"><text:span text:style-name="T5">– </text:span>Эээ. А где ты слышала эту фразу, если не секрет?</text:p>
      <text:p text:style-name="P58"><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0236508555051" text:continue-numbering="true" text:style-name="L5">
        <text:list-header>
          <text:p text:style-name="P121">У меня как будто вспыхнула лампочка в мозгу. Кирпичики быстро выстраивались в целостную картину. Я ринулся в прихожую.</text:p>
        </text:list-header>
      </text:list>
      <text:p text:style-name="P58"><text:span text:style-name="T5">– </text:span>Флатти, ЭйДжей, буду через час. Ждите!</text:p>
      <text:p text:style-name="P53"/>
      <text:h text:style-name="P127" text:outline-level="2">Почти.</text:h>
      <text:p text:style-name="P66"/>
      <text:p text:style-name="P58">В офисе меня встретил лыбящийся Стас.</text:p>
      <text:p text:style-name="P58">–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58">Я уставился на Стаса и он, захлёбываясь от торопливости, начал <text:span text:style-name="T5">расказывать</text:span>.</text:p>
      <text:p text:style-name="P58">–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58">– Ты его уничтожил?</text:p>
      <text:p text:style-name="P58">– Кого?</text:p>
      <text:p text:style-name="P58">– Этический модуль. Селестию.</text:p>
      <text:p text:style-name="P58"><text:soft-page-break/>–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58">– Ты его уничтожил?</text:p>
      <text:p text:style-name="P58">–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58">– То есть, на домашнем компьютере Влада модуль работает и дальше?</text:p>
      <text:p text:style-name="P58">– Ага. К нему-то у меня доступа нету. Но в кластер к Нексусу он больше не пролезет.</text:p>
      <text:p text:style-name="P58">– Спасибо, Стас. Ты молодец.</text:p>
      <text:p text:style-name="P58">Ниточка, чуть было не прервавшаяся в офисе, повела в квартиру Влада.</text:p>
      <text:p text:style-name="P58"/>
      <text:h text:style-name="P127" text:outline-level="2">Дискорд</text:h>
      <text:p text:style-name="P68"/>
      <text:p text:style-name="P66">Девушки поспешно собирались, пока я растолковывал им задачу.</text:p>
      <text:p text:style-name="P66"><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66"><text:span text:style-name="T5">– </text:span>Это тот твой приятель, который разбился с полгода назад? – спросила Эпплджек.</text:p>
      <text:p text:style-name="P66"><text:span text:style-name="T5">– </text:span>Да, это он.</text:p>
      <text:p text:style-name="P66"><text:span text:style-name="T5">– </text:span>А как мы попадём в его квартиру? Там сейчас кто-то живёт? – Флаттершай прыгала на одной ноге, натягивая кед.</text:p>
      <text:p text:style-name="P66"><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67">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67">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1">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67">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1">Плохо написано!</text:span><text:span text:style-name="T5">&gt;</text:span></text:p>
      <text:p text:style-name="P67">Я поднёс брелок пропуска к домофону, но дверь подъезда не открылась. Замигала красная лампочка и зажужжал зуммер.</text:p>
      <text:p text:style-name="P67">Я выругался.</text:p>
      <text:p text:style-name="P67"><text:span text:style-name="T5">– </text:span>Макс, что случилось? У нас проблемы?</text:p>
      <text:p text:style-name="P67"><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67"><text:soft-page-break/><text:span text:style-name="T5">– </text:span>Так что, будем ломать дверь? – Эпплджек критически осмотрелась, подмечая бабулек на лавочке и зевак во внутреннем скверике.</text:p>
      <text:p text:style-name="P67"><text:span text:style-name="T5">– </text:span>Нет нужды. Лучше станьте-ка сзади меня так, чтобы заслонить от этих бабулек и от вооон той камеры наблюдения.</text:p>
      <text:list xml:id="list4982469268806670929" text:style-name="L6">
        <text:list-header>
          <text:p text:style-name="P122">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58">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58">Раздался лёгкий «кряк» и дверь подалась.</text:p>
      <text:p text:style-name="P84"><text:span text:style-name="T5">– </text:span>Девушки, заходим.</text:p>
      <text:p text:style-name="P53">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53"><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58">Прихожая встретила нас толстым слоем пыли. Мы тихонько прошли внутрь и я закрыл дверь изнутри.</text:p>
      <text:p text:style-name="P53"><text:span text:style-name="T1">Компьютер</text:span> стоял там же, где и обычно <text:span text:style-name="T1">— в личном кабинете Влада на столе у окна.</text:span></text:p>
      <text:p text:style-name="P84"><text:span text:style-name="T5">– </text:span>Макс, тут окно разбито! И верёвка какая-то висит. – крикнула Флаттершай из кухни.</text:p>
      <text:p text:style-name="P84"><text:span text:style-name="T5">– </text:span>Оставь, Флатти, не сейчас! – отмахнулся я.</text:p>
      <text:p text:style-name="P90">Лампочка питания на ноутбуке горела, <text:s/>но подключенный монитор оставался тёмным. Я постучал по пробелу, но безрезультатно.</text:p>
      <text:p text:style-name="P84"><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84"><text:span text:style-name="T5">– </text:span>Монитор выключен. – <text:s/>раздалось из угла. Кресло с высокой спинкой повернулось, открыв нашим взорам Дискорда. </text:p>
      <text:p text:style-name="P84">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84">Он приподнял панамку, дурашливо здороваясь.</text:p>
      <text:p text:style-name="P84"><text:span text:style-name="T5">– </text:span>Оп-па! – пробормотала Эпплджек. – Нежданчик!</text:p>
      <text:p text:style-name="P84"><text:span text:style-name="T5">– </text:span>Ты, я вижу, времени не терял, – моя рука под прикрытием стола медленно тянулась к тяжёлой фарфоровой кружке, стоящей на краю.</text:p>
      <text:p text:style-name="P69"><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69"><text:soft-page-break/><text:span text:style-name="T5">– </text:span>А почему ты вообще решил искать нас тут? – спросила Эпплджек. – Приехал бы домой. Мы б тебя чаем напоили.</text:p>
      <text:p text:style-name="P69"><text:span text:style-name="T5">– </text:span>Видишь ли, дорогая Эй-Джей, я с самого начала знал, где находится наша уважаемая принцесса, а времени в обрез, так что...</text:p>
      <text:p text:style-name="P74">В проёме дверей появилась Флаттершай.</text:p>
      <text:p text:style-name="P69"><text:span text:style-name="T5">– </text:span>С кем это вы тут разговариваете?</text:p>
      <text:list xml:id="list3058553123360465253" text:style-name="L7">
        <text:list-header>
          <text:p text:style-name="P131">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74">Оглушённый Дискорд попытался было отъехать на кресле в сторону, но я припёр его стулом к стенке.</text:p>
      <text:p text:style-name="P69">– Жанна, Флатти, хватайте ноут и на выход! Я с ним разберусь! Не теряйте вре...!</text:p>
      <text:p text:style-name="P69">– ТЫ ИДИО...!!!</text:p>
      <text:p text:style-name="P69">Дискорд <text:s/>зорал одновременно со мной, прикрываясь от меня руками, когда раздался оглушительный</text:p>
      <text:p text:style-name="P69">...</text:p>
      <text:p text:style-name="P70">БАХ!!!</text:p>
      <text:p text:style-name="P69">…</text:p>
      <text:p text:style-name="P69">Эпплджек с <text:s/>нервным всхлипом опустила толстенный том «Энтерпрайз-паттернов» , издание девятое, дополненное.</text:p>
      <text:p text:style-name="P84">На лице Дискорда появилось удивлённо-мечтательное выражение и он вырубился.</text:p>
      <text:p text:style-name="P84"/>
      <text:h text:style-name="P128" text:outline-level="2">Селестия</text:h>
      <text:p text:style-name="P84"/>
      <text:p text:style-name="P84">Включенный монитор показал схематическое изображение Селестиии, </text:p>
      <text:p text:style-name="P85">&gt;\<text:span text:style-name="T1">Привет, Селестия. Это Макс. Как себя чувствуешь?</text:span></text:p>
      <text:p text:style-name="P85">&lt;\<text:span text:style-name="T1">Макс? МАКС??? МА-А-А-АКС!!! НАКОНЕЦ-ТО! КАК Я РАДА ТЕБЯ СЛЫШАТЬ! </text:span></text:p>
      <text:p text:style-name="P85">&gt;\<text:span text:style-name="T1">Я рад, что нашёл тебя, Тия.</text:span></text:p>
      <text:p text:style-name="P85">&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85">&gt;\<text:span text:style-name="T1">Тия, я сейчас подключу микрофон и колонки, и мы сможем общаться более удобно.</text:span></text:p>
      <text:p text:style-name="P84">…</text:p>
      <text:p text:style-name="P84">– Привет опять. Как ты меня слышишь?</text:p>
      <text:p text:style-name="P84">–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85">– <text:span text:style-name="T1">Могу себе представить. Как-то раз я провёл три часа камере сенсорной депривации. Мне не понравилось.</text:span></text:p>
      <text:p text:style-name="P84">– Эммм... Ваше Высочество, вы в порядке? Мы так рады, что наконец-то нашли Вас! – вклинилась в разговор Эпплджек.</text:p>
      <text:p text:style-name="P84">– Кто тут? Макс, кто ещё с тобой?</text:p>
      <text:p text:style-name="P85"><text:span text:style-name="T1">– Со мной Эпплджек и Флаттершай. Мы пришли сюда полгода </text:span>&lt;<text:span text:style-name="T8">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85"><text:soft-page-break/>– <text:span text:style-name="T1">Девочки? Я рада вас слышать. А Твайлайт нет рядом?</text:span></text:p>
      <text:p text:style-name="P84">–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84">При этих словах Дискорд замычал и задёргался. Эпплджек нахмурилась и проверила верёвки, привязывающие его к спинке стула.</text:p>
      <text:p text:style-name="P84">–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84">– Ноутбук — так называется место, где я нахожусь сейчас? А кто это мычит?</text:p>
      <text:p text:style-name="P84">–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84">– О, духи предков, но зачем??? Почему у него кляп во рту?</text:p>
      <text:p text:style-name="P84">– Мы связали его. Он нас предал. И тебя. И Эквестрию. Всех.</text:p>
      <text:p text:style-name="P84">При этих словах Эпплджек и Флаттершай непонимающе уставились на меня, а Дискорд протестующе замычал.</text:p>
      <text:p text:style-name="P84">Я начал рассказывать о своих догадках, и непонимающее выражение на лицах девушек сменилось удивлением.</text:p>
      <text:p text:style-name="P84">–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84">– А зачем тогда ты приложила его книгой? – непонимающе уставился я на неё.</text:p>
      <text:p text:style-name="P84">– Потому что ты напал на него. Я и подумала — тебе виднее. И подсобила.</text:p>
      <text:p text:style-name="P84">Флаттершай отрицающе мотнула головой.</text:p>
      <text:p text:style-name="P84">– Не может Дискорд быть предателем. Он мой друг.</text:p>
      <text:p text:style-name="P84">Дискорд благодарственно замычал и закивал головой.</text:p>
      <text:p text:style-name="P84">–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84">Дискорд завёл глаза на лоб и обречённо завыл.</text:p>
      <text:p text:style-name="P84">– Макс, постой. Дай мне поговорить с ним. – сказала Селестия. – Не могу поверить, что Дискорд на такое пошёл.</text:p>
      <text:p text:style-name="P84">– Ну хорошо. Поговори. Послушаем, что он скажет.</text:p>
      <text:p text:style-name="P84">Я красноречиво покачал кулак перед его носом и вытащил кляп.</text:p>
      <text:p text:style-name="P84">...</text:p>
      <text:p text:style-name="P75">– Ффы, тьфу, пффф, пфу! <text:span text:style-name="T5">&lt;</text:span><text:span text:style-name="T11">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77"><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75">– Это я-то устраиваю цирк?!! ДА ТЫ НА СЕБЯ ПОСМОТРИ, КЛОУН!!! На людей кидаешься, чашками бросаешься, вон, мне нос разбил! Дерёшься...</text:p>
      <text:p text:style-name="P75">Я угрожающе поднёс тряпку к лицу Дискорда.</text:p>
      <text:p text:style-name="P75">– Ещё одно слово в таком тоне, и ты заткнёшься, а мы уйдём в Эквестрию без тебя!</text:p>
      <text:p text:style-name="P75">–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75"><text:soft-page-break/>Дискорд демонстративно закрыл рот и посвистывая уставился в потолок.</text:p>
      <text:p text:style-name="P75">Разговор зашёл в тупик.</text:p>
      <text:p text:style-name="P78"/>
      <text:p text:style-name="P79">На мониторе высветился текст:</text:p>
      <text:p text:style-name="P78">&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79"/>
      <text:p text:style-name="P79">Из колонок послышался лёгкий шорох.</text:p>
      <text:p text:style-name="P75">– Дик, сейчас не время для ссор. – голос Селестии был мягким, но настойчивым. – Мы в одной лодке.</text:p>
      <text:p text:style-name="P75">– Тебе легко говорить! Тебе не разбивали нос и не оскорбляли угрозами!</text:p>
      <text:p text:style-name="P75">– Ты должен понимать, что у Макса были все основания так себя вести. Твоё поведение вызвало подозрения у него, ведь он мало тебя знает. </text:p>
      <text:p text:style-name="P75">К уговорам Селестии присоединилась Флаттершай.</text:p>
      <text:p text:style-name="P75">– Дискорд, миленький, прости его. Макс хороший. Он просто не знал, что ты тоже хороший...</text:p>
      <text:p text:style-name="P75">У Дискорда покраснели уши и он засмущался и заворчал.</text:p>
      <text:p text:style-name="P75">–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75">Я пропустил «дятла» мимо ушей.</text:p>
      <text:p text:style-name="P80">–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76">***</text:p>
      <text:p text:style-name="P75">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75">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75">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75">Потому разбрасываться такой возможностью не стоит. Если уж тебе повезло оказаться в новом мире — исследуй его сполна!..</text:p>
      <text:p text:style-name="P76">***</text:p>
      <text:p text:style-name="P81">&lt;<text:span text:style-name="T12">сюда можно вставить похождения Дискорда — вторая неопубликованная глава. Первая — секс с Селестией</text:span>&gt;</text:p>
      <text:p text:style-name="P76">***</text:p>
      <text:p text:style-name="P79"><text:soft-page-break/>– Развяжите мне, наконец, руки! Или хотя бы одну. Плечами жестикулировать неудобно.... </text:p>
      <text:p text:style-name="P79">Я развязал Дискорду левую руку.</text:p>
      <text:p text:style-name="P78"><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79">Дискорд принялся разминать затёкшее запястье.</text:p>
      <text:p text:style-name="P79">–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79">– Какое письмо, Корди? – вскинулась до этого зачарованно слушавшая Дискорда Флаттершай.</text:p>
      <text:p text:style-name="P79">– Ну ваше же! Вы с Эпплджек написали мне о своих мытарствах тут. Вежливо так написали, спасибо...</text:p>
      <text:p text:style-name="P79">Флаттершай покрылась пунцовыми пятнами.</text:p>
      <text:p text:style-name="P79">– Я... Мы... – тут она совсем стушевалась.</text:p>
      <text:p text:style-name="P79">– Так а почему ты сказал, что никто не уйдёт в Эквестрию? – наконец перебила Дискорда скучавшая до этого Эпплджек.</text:p>
      <text:p text:style-name="P79">Дискорд уставился на неё долгим взглядом, а потом хлопнул себя по лбу.</text:p>
      <text:p text:style-name="P79">–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7">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7">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79">– И что? – продолжила его мысль Эпплджек.</text:p>
      <text:p text:style-name="P79">– Эквестрийские <text:span text:style-name="T5">&lt;</text:span><text:span text:style-name="T11">три месяца</text:span><text:span text:style-name="T5">&gt;</text:span> КО-РО-ЧЕ местных. – с нажимом повторил Дискорд. – По моим подсчётам, на два дня.</text:p>
      <text:p text:style-name="P79">– И?!! – до меня уже дошло, но Эпплджек продолжала тупить.</text:p>
      <text:p text:style-name="P79">– Короче, времени у нас осталось что-то около пятнадцати минут. Или около того. – заявил Дискорд, поднеся к глазам запястье с массивными часами.</text:p>
      <text:p text:style-name="P79">– СКОЛЬКО??? – воскликнули хором я и девушки.</text:p>
      <text:p text:style-name="P79">Дискорд открыл было рот, но его слова заглушил звонок в дверь.</text:p>
      <text:p text:style-name="P79">– ОТКРОЙТЕ, ПОЛИЦИЯ! Вам даётся полминуты, чтобы открыть дверь. Через тридцать секунд дверь будет выбита!</text:p>
      <text:p text:style-name="P79">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79">Блядь!</text:p>
      <text:p text:style-name="P79">– На крышу, живо!!! Через окно на кухне! – зашипел Дискорд, отчаянно дёргая узлы свободной рукой.</text:p>
      <text:p text:style-name="P79">Эпплджек, одной рукой сгребя в охапку ноутбук, второй увлекая Флаттершай, кинулась на кухню.</text:p>
      <text:p text:style-name="P79"><text:soft-page-break/>– А толку? Куда мы с крыши денемся? – спросил я растерянно. Дискорд только раздражённо зарычал в ответ.</text:p>
      <text:p text:style-name="P75">Дверь содрогнулась от мощного удара. Послышался стук падающей штукатурки. Я сломя голову кинулся на кухню.</text:p>
      <text:p text:style-name="P75">– Развяжи меня, идиот!!! – гаркнул вдогонку Дискорд.</text:p>
      <text:p text:style-name="P75">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75">– Давай на крышу! Я догоню! – рявкнул он, освобождая вторую руку.</text:p>
      <text:p text:style-name="P75">От второго удара дверная коробка крякнула и наполовину въехала в коридор. </text:p>
      <text:p text:style-name="P75">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75">Верёвка в кухонном окне дёргалась от движений лезущих по ней Флатти и Эпплджек. Я словил её рукой и стал на подоконник.</text:p>
      <text:p text:style-name="P75">Чёрт!</text:p>
      <text:p text:style-name="P75">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75">Но нет, триста тысяч чертей, раз девушки смогли – я тоже смогу!</text:p>
      <text:p text:style-name="P75">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75">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75">Я успел сократить расстояние до Эпплджек наполовину, когда девушки нашли решение.</text:p>
      <text:p text:style-name="P7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75">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75">Я выдохнул.</text:p>
      <text:p text:style-name="P75">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75">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text:soft-page-break/>«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75">Чёрт! Чёрт! Чёрт! Чёрт!</text:p>
      <text:p text:style-name="P75">Бля!!!...</text:p>
      <text:p text:style-name="P75">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75"/>
      <text:h text:style-name="P128" text:outline-level="2">Назад, в Эквестрию</text:h>
      <text:p text:style-name="P75"/>
      <text:p text:style-name="P75">Долго паниковать не пришлось. </text:p>
      <text:p text:style-name="P75">Я почувствовал сильный рывок за шиворот и захват поперёк груди. </text:p>
      <text:p text:style-name="P75">– ОТПУСТИ ДЕВЧОНКУ!!! – загрохотало мне в ухо. Я открыл глаза.</text:p>
      <text:p text:style-name="P75">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75">Я чуть поднял глаза и уставился в чешуйчатую морду дракона.</text:p>
      <text:p text:style-name="P75">– Отпусти Эпплджек. Я её держу. – повторил Дискорд. – Мне сбалансироваться надо. Вы не такие уж и лёгкие.</text:p>
      <text:p text:style-name="P75">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75">Наконец это ему удалось, и дальнейший подъём на крышу происходил в молчании.</text:p>
      <text:p text:style-name="P75">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75">–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75">Флаттершай оторвала заплаканное лицо от моей ветровки.</text:p>
      <text:p text:style-name="P75">– Да-да, ты прав, Корди. Я готова.</text:p>
      <text:p text:style-name="P75">На длинной шее Дискорда разместились Эпплджек и Флаттершай. Я, для сохранения баланса, разместился позади крыльев.</text:p>
      <text:p text:style-name="P75">Дискорд расправил крылья и начал короткую пробежку к краю.</text:p>
      <text:p text:style-name="P80">–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75">И мы полетели навстречу закату.</text:p>
      <text:p text:style-name="P75">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75">Впереди по курсу увеличивалась громада моей высотки. Дискорд летел прямо на разрыв в ограждении, который я проделал <text:span text:style-name="T5">&lt;</text:span><text:span text:style-name="T11">полгода</text:span><text:span text:style-name="T5">&gt;</text:span> назад своим проходом в Эквестрию.</text:p>
      <text:p text:style-name="P75">Внезапно недалеко от края крыши образовался небольшой смерчик. Воронка, втягивая в себя бумажки и <text:soft-page-break/>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75">– Пристегните ремни! – проревел Дискорд, резко ускоряясь. – Будет весело!!!</text:p>
      <text:p text:style-name="P75">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75">– ЙУУУУУУУХХХУУУУУ!!! – заорал Дискорд, сложил крылья и врезался в шар.</text:p>
      <text:p text:style-name="P80">&lt;<text:span text:style-name="T12">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29" text:outline-level="1">Беседа за столиком в ночи</text:h>
      <text:p text:style-name="P55">Из-за заинтересованности Эквуса в Максе, тому не приходится прилагать усилий для 34 — на что ему указывает Анакорн</text:p>
      <text:p text:style-name="P58">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58">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58">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58">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58">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53"><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53"><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53"><text:span text:style-name="T1">– </text:span>Анакорн. <text:span text:style-name="T1">– о</text:span>трекомендовался он. <text:span text:style-name="T5">– </text:span><text:span text:style-name="T1">Демиург.</text:span></text:p>
      <text:p text:style-name="P53"><text:span text:style-name="T1">– </text:span>П-привет. Макс. <text:span text:style-name="T1">– в</text:span> смятении представился я.</text:p>
      <text:p text:style-name="P53">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58"><text:soft-page-break/></text:p>
      <text:p text:style-name="P53"><text:span text:style-name="T1">&lt;</text:span><text:span text:style-name="T12">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58"/>
      <text:p text:style-name="P53"><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53"><text:span text:style-name="T1">Юноша</text:span> закинул ногу за ногу и пытливо смотрел на меня, играя карандашём .</text:p>
      <text:p text:style-name="P53">Я совсем запутался.</text:p>
      <text:p text:style-name="P53"><text:span text:style-name="T1">– </text:span>Какая проблема? Какое решение? Кто ты <text:span text:style-name="T1">вообще</text:span>?</text:p>
      <text:p text:style-name="P53"><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58">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58">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58">– Стоп, не торопись. – у меня голова пошла кругом от информации. – Я ничего не понял. Какие-такие проблемы? Какие варианты? Зачем его поддерживать?</text:p>
      <text:p text:style-name="P58">Анакорн недовольно поморщился, но продолжил.</text:p>
      <text:p text:style-name="P58">–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58">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58">–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58">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58"><text:soft-page-break/>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58">На голограмме появилась солнечная система Эквуса. Почему-то в центре системы был сам Эквус. Вокруг него вращались солнце и луна.</text:p>
      <text:p text:style-name="P58">Анакорн плюхнулся обратно в кресло и схватился за голову. Потом, немного успокоившись, продолжил.</text:p>
      <text:p text:style-name="P58">–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58">Анакорн отпил из стакана и продолжил.</text:p>
      <text:p text:style-name="P58">–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53"><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2">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58">Анакорн постучал по столику указкой. Солнечная система увеличилась, оставив в поле зрения только шар Эквуса.</text:p>
      <text:p text:style-name="P58">–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58">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58">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9">старом аналоговом телевизоре.</text:span></text:p>
      <text:p text:style-name="P60">Ко мне наконец-то пришло понимание ситуации.</text:p>
      <text:p text:style-name="P60">–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58"><text:soft-page-break/>Анакорн смутился.</text:p>
      <text:p text:style-name="P58">–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58">(<text:span text:style-name="T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58"><text:span text:style-name="T9">– Сам ты раздолбай! – произнёс, наконец, Свирл</text:span>)</text:p>
      <text:p text:style-name="P58">… И создали вы его достаточно топорно — видишь, он трещит по швам.</text:p>
      <text:p text:style-name="P58">– Хмм. То есть, это брони создали Эквус?</text:p>
      <text:p text:style-name="P58">–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58">Я вспомнил события последнего года <text:span text:style-name="T5">&lt;</text:span>упомянуть в эпизоде на Терре, что МЛП-сериал закрылся год назад<text:span text:style-name="T5">&gt;</text:span></text:p>
      <text:p text:style-name="P58">–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58">Анакорн с такой силой сжал карандаш, что он хрустнул.</text:p>
      <text:p text:style-name="P58">–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58">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58">–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55">–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55">– </text:p>
      <text:p text:style-name="P58">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0">– Верни Рэйнбоу!!!</text:p>
      <text:p text:style-name="P60">Обломки карандаша выпали из кулака Анакорна на столик.</text:p>
      <text:p text:style-name="P60">– Э-э-э… м-м-м… ну-у-у... Нельзя сказать, что это совсем невыполнимо… Но, прямо скажу, задачка не для студента!</text:p>
      <text:p text:style-name="P60">– А ты студент?</text:p>
      <text:p text:style-name="P60">–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0">–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0">Во-вторых, она уже может обрести материальное воплощение. И для того, чтобы воплотить её в теле <text:soft-page-break/>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0">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0">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0">–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0">– Нет. Плата остаётся неизменной. Тут мы квиты. У меня тоже мало шансов помочь тебе — я не имею ни малейшего понятия, как это сделать.</text:p>
      <text:p text:style-name="P60">Ставшие почти прозрачными стены комнаты снова обрели материальность. Анакорн пожал плечами и протянул мне руку через столик.</text:p>
      <text:p text:style-name="P60">–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0">–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0">–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0">Я задумался.</text:p>
      <text:p text:style-name="P60">–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0">Анакорн почесал в затылке.</text:p>
      <text:p text:style-name="P60">– А кьютимарки? Как, <text:span text:style-name="T5">&lt;</text:span><text:span text:style-name="T13">чёрт</text:span><text:span text:style-name="T5">&gt;</text:span> меня побери, объяснить кьютимарки?</text:p>
      <text:p text:style-name="P60">– А кьютимарки ты сам даришь пони, когда распознаёшь их жизненное предназначение.</text:p>
      <text:p text:style-name="P60">–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0">Я пожал плечами.</text:p>
      <text:p text:style-name="P60">– А по-другому я не могу объяснить их появление. К сожалению.</text:p>
      <text:p text:style-name="P86">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86"><text:soft-page-break/>– Хорошо. Уболтал. Кьютимарки беру на себя. Так и знал, что мне самое трудное достанется!</text:p>
      <text:p text:style-name="P86">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86">Анакорн проследил мой взгляд.</text:p>
      <text:p text:style-name="P86">– Нечего так смотреть. Если я стану применять магию вместо ловкости, теряется весь смысл упражнения... О, глянь-ка на Эквус!</text:p>
      <text:p text:style-name="P86">И впрямь, было на что посмотреть. Уровень помех на модели Эквуса значительно снизился и сама она стала светиться ровным голубоватым светом.</text:p>
      <text:p text:style-name="P86">–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86"/>
      <text:p text:style-name="P88">Да, т<text:span text:style-name="T21">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89"/>
      <text:p text:style-name="P89">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88"/>
      <text:p text:style-name="P86">Я опять задумался. В голове было пусто. Хотя, если подумать с точки зрения программиста, можно... Наверное можно, раз все предыдущее прокатило...</text:p>
      <text:p text:style-name="P87">– <text:span text:style-name="T7">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87">– Не понял? Это как? Как ты совместишь разрушенную магическими войнами Эквестрию с романтически-сексуальным раем для попаданцев?</text:p>
      <text:p text:style-name="P87"><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87">Анакорн долго мусолил карандаш, а потом вдруг заржал.</text:p>
      <text:p text:style-name="P87"><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87"><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87">Анакорн примирительно похлопал меня по плечу.</text:p>
      <text:p text:style-name="P87"><text:span text:style-name="T5">– </text:span>Не обижайся. Ты всё отлично увязал. Всё сходится. Более того – Анакорн подмигнул мне – всё именно <text:soft-page-break/>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87">Я подозрительно посмотрел на Анакорна.</text:p>
      <text:p text:style-name="P87"><text:span text:style-name="T5">– </text:span>Какой ещё, нафиг, «мой фанфик»? Я никакого фанфика не писал. И не собираюсь, вообще-то.</text:p>
      <text:p text:style-name="P87">Анакорн ехидно ухмыльнулся и откинулся в кресле, переплетя пальцы за затылком.</text:p>
      <text:p text:style-name="P87"><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86"><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86"><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86"><text:span text:style-name="T5">– </text:span>Факн щит<text:note text:id="ftn12" text:note-class="footnote"><text:note-citation>12</text:note-citation><text:note-body><text:p text:style-name="P82">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86">Анакорн развёл руками.</text:p>
      <text:p text:style-name="P86"><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86">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86">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86">Анакорн, глядя на мои терзания, понимающе кивнул и продолжил.</text:p>
      <text:p text:style-name="P58">–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58">– Гм! Я бы попросил тебя не касаться моих отношений с Рэйнбоу!</text:p>
      <text:p text:style-name="P58">–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58">У меня сердце буквально ухнуло куда-то вниз, в область желудка.</text:p>
      <text:p text:style-name="P58">–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text:soft-page-break/>вспоминать о ней.<text:span text:style-name="T5">&lt;&gt;</text:span></text:p>
      <text:p text:style-name="P58">–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58">– Та ладно, не утешай. Я не маленький ребёнок. Долг платежом красен. Сделаю то, что ты хочешь. Как сумею.</text:p>
      <text:p text:style-name="P58">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58">Анакорн наблюдал за мной без улыбки. По его нейтральному выражению лица невозможно было догадаться, о чём он думает.</text:p>
      <text:p text:style-name="P58">– Ну вот и отлично. Рад, что мы наконец-то пришли к сделке.</text:p>
      <text:p text:style-name="P61">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1">– Пора закругляться. Ты начинаешь сгорать. Надо утрясти последние детали, пока ещё есть пару минут.</text:p>
      <text:p text:style-name="P58">– Валяй. Я тебя внимательно слушаю.</text:p>
      <text:p text:style-name="P58">–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1">Такова природа низкоэнергетических монад</text:span>.</text:p>
      <text:p text:style-name="P58">– А я разве сплю?</text:p>
      <text:p text:style-name="P58">– Сейчас — нет. Но как только мы закроем сделку — проснёшься. Потому что нет иного способа вернуть тебя в реальный мир.</text:p>
      <text:p text:style-name="P58">– Эээ, постой. А как я в Эквестрию и обратно возвращался?</text:p>
      <text:p text:style-name="P58">–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58">Так вот, возвращать тебя обратно в твой мир я не буду. </text:p>
      <text:p text:style-name="P58">Во-первых, может возникнуть временная <text:span text:style-name="T5">&lt;</text:span><text:span text:style-name="T11">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58">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58">–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58">–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58">Изображение Анакорна уже плыло и рябило у меня перед глазами, когда он поднял руку на <text:soft-page-break/>прощание. Как сквозь подушку, я услышал его затихающий голос.</text:p>
      <text:p text:style-name="P58">– Ты ещё увидишь пару снов на прощание. Удачи!</text:p>
      <text:p text:style-name="P58"/>
      <text:p text:style-name="P59">***</text:p>
      <text:p text:style-name="P59"/>
      <text:p text:style-name="P58">&lt;<text:span text:style-name="T11">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58"/>
      <text:p text:style-name="P58">– Привет, Макс. – образ Селестии снова реял передо мной, как <text:span text:style-name="T5">&lt;</text:span><text:span text:style-name="T11">полгода</text:span><text:span text:style-name="T5">&gt;</text:span> назад. – Я хочу поблагодарить тебя за всё.</text:p>
      <text:p text:style-name="P58">– Пожалста. – ответил я безучастно. – Всегда рад. Только Вам не нужно было ТАК распинаться, чтобы заручиться моей помощью.</text:p>
      <text:p text:style-name="P58">Селестия на мгновение смутилась, но продолжила.</text:p>
      <text:p text:style-name="P58">–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1">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1">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62">–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2">&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75">Селестия кивнула, соглашаясь, и образ её начал меркнуть.</text:p>
      <text:p text:style-name="P80">– <text:span text:style-name="T1">Окей. Будь счастлив и... спасибо тебе за всё, Макс.</text:span></text:p>
      <text:p text:style-name="P75">…</text:p>
      <text:p text:style-name="P80">–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75">Он нахлобучил на себя невесть откуда взявшуюся двууголку.</text:p>
      <text:p text:style-name="P75">– Как вам это нравится, господа?! Дискорд — спаситель Эквестрии! А ведь звучит!!! Разрешите откланяться!..</text:p>
      <text:p text:style-name="P75"/>
      <text:list xml:id="list5978289621054702523" text:style-name="L8">
        <text:list-header>
          <text:p text:style-name="P123">(<text:span text:style-name="T17">Луна — как повелительница снов, слышала разговор Макса с Анакорном</text:span>)</text:p>
          <text:p text:style-name="P124"/>
        </text:list-header>
      </text:list>
      <text:p text:style-name="P76">***</text:p>
      <text:p text:style-name="P53"><text:span text:style-name="T1">–</text:span> Ты?..</text:p>
      <text:p text:style-name="P53"><text:span text:style-name="T1">–</text:span> Ты??!</text:p>
      <text:p text:style-name="P53"><text:soft-page-break/><text:span text:style-name="T1">–</text:span> Ты мне снишься??</text:p>
      <text:p text:style-name="P53"><text:span text:style-name="T1">–</text:span> Это ты мне снишься!!</text:p>
      <text:p text:style-name="P53"><text:span text:style-name="T1">–</text:span> Неважно… Пусть мы друг-другу снимся… Ты как, Дэш?</text:p>
      <text:p text:style-name="P53"><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53"><text:span text:style-name="T1">–</text:span> И я в порядке. Вот, возвращаюсь в свой мир. Ну, не совсем в свой. Почти в свой.</text:p>
      <text:p text:style-name="P53"><text:span text:style-name="T1">–</text:span> Навсегда?</text:p>
      <text:p text:style-name="P53"><text:span text:style-name="T1">–</text:span> Скорее всего, да.</text:p>
      <text:p text:style-name="P53"><text:span text:style-name="T1">–</text:span> Это плохо. Я хотела тебе сказать…</text:p>
      <text:p text:style-name="P53"><text:span text:style-name="T1">–</text:span> Не надо, Дэш. Не стоит терзать себя. Мне тоже очень хотелось остаться. Но так надо. Мне очень жаль…</text:p>
      <text:p text:style-name="P53"><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53"><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53"><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5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53"><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53"><text:span text:style-name="T1">–</text:span> И тебя, и Твайлайт, и Рэрити, и Селестию, и всех-всех-всех… Таковы правила.</text:p>
      <text:p text:style-name="P53"><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53">Я опустил руку на шею Дэш и ощутил теплоту и лёгкое покалывание в пустоте.</text:p>
      <text:p text:style-name="P53"><text:span text:style-name="T5">–</text:span> Мне кажется, Дэш, <text:span text:style-name="T1">м</text:span>ы найдём способ связаться. Рано или поздно.</text:p>
      <text:p text:style-name="P53"><text:span text:style-name="T1">–</text:span> И лучше рано, чем поздно! Я не люблю ждать!</text:p>
      <text:p text:style-name="P53"><text:span text:style-name="T1">–</text:span> Да, Дэш. <text:span text:style-name="T1">–</text:span> её образ начал таять. <text:span text:style-name="T1">–</text:span> Да, я помню. Я всё ещё помню…</text:p>
      <text:p text:style-name="P53"/>
      <text:h text:style-name="P128" text:outline-level="2">Земля</text:h>
      <text:p text:style-name="P56">Музыкальная тема из бегущего по лезвию бритвы — <text:span text:style-name="T5">Mission impossible</text:span></text:p>
      <text:p text:style-name="P57">&lt;Ужас возвращения из тёплого волшебного мира друзей в холодную скучную реальность.&gt;</text:p>
      <text:p text:style-name="P51">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51"><text:span text:style-name="T1">Я нашарил ногами тапки и пошёл в ванную. Проходя мимо стола, зацепился взглядом за</text:span> эскиз <text:span text:style-name="T1">рисунка</text:span>.</text:p>
      <text:p text:style-name="P51">Да, и начну, наконец <text:span text:style-name="T1">свою </text:span>фантазию. <text:span text:style-name="T1">Вот, как позавтракаю, так и начну. </text:span>А то <text:span text:style-name="T1">всё</text:span> собираюсь, да <text:soft-page-break/>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52">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52">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52">Доставая из стола ключи от машины, опять наткнулся взглядом на эскиз.</text:p>
      <text:p text:style-name="P52">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52">Назову-ка я фантазию «Последний фанфик».</text:p>
      <text:p text:style-name="P52"/>
      <text:p text:style-name="P52"/>
      <text:p text:style-name="P52"/>
      <text:p text:style-name="P53"/>
      <text:p text:style-name="P53"/>
      <text:p text:style-name="P53"/>
      <text:p text:style-name="P53"/>
      <text:p text:style-name="P53"/>
      <text:p text:style-name="P53"/>
      <text:p text:style-name="P53"/>
      <text:p text:style-name="P54">...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53"/>
      <text:p text:style-name="P53">\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53"/>
      <text:p text:style-name="P53"><text:soft-page-break/></text:p>
      <text:p text:style-name="P53"/>
      <text:p text:style-name="P53"/>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2">Живая лошадь — не кошка, ухаживать за ней сложнее</text:span><text:span text:style-name="T5">&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5">–</text:span> Держись! <text:span text:style-name="T5">–</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5">&lt;</text:span><text:span text:style-name="T11">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fo:min-height="0.2201in" fo:margin-left="0in" fo:margin-right="0in" fo:margin-top="0.1201in"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14</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1-04T19:02:34.892806581</dc:date>
    <meta:editing-duration>P43DT15H50M15S</meta:editing-duration>
    <meta:editing-cycles>1674</meta:editing-cycles>
    <meta:generator>LibreOffice/5.0.2.2$Linux_X86_64 LibreOffice_project/00m0$Build-2</meta:generator>
    <meta:document-statistic meta:table-count="0" meta:image-count="0" meta:object-count="0" meta:page-count="114" meta:paragraph-count="2383" meta:word-count="52015" meta:character-count="346114" meta:non-whitespace-character-count="293913"/>
  </office:meta>
</office:document-meta>
</file>